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70000EA690000AFCF96D652BAD00602C6.wmf" manifest:media-type="image/x-wmf"/>
  <manifest:file-entry manifest:full-path="Pictures/2000000A000069D500004F60EF5BEC8D986BD578.wmf" manifest:media-type="image/x-wmf"/>
  <manifest:file-entry manifest:full-path="Pictures/200000A900001E4D0000192AA9C88E707BFFC975.svm" manifest:media-type=""/>
  <manifest:file-entry manifest:full-path="Pictures/2000000A000069D500004F607C83DD226B34765D.wmf" manifest:media-type="image/x-wmf"/>
  <manifest:file-entry manifest:full-path="Pictures/200000D500003CFE00003041A7B2D71B42CCB00B.svm" manifest:media-type=""/>
  <manifest:file-entry manifest:full-path="Pictures/2000008F00002B1800001BBC84AACD9DB838EE6C.svm" manifest:media-type=""/>
  <manifest:file-entry manifest:full-path="Pictures/200000A1000027BF000011DD1B2482FBA332A57A.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language="en" fo:country="none" fo:font-weight="bold" style:font-size-asian="14pt" style:font-weight-asian="bold" style:font-size-complex="14pt" style:font-weight-complex="bold"/>
    </style:style>
    <style:style style:name="P3" style:family="paragraph" style:parent-style-name="Standard">
      <style:text-properties fo:font-size="14pt" fo:language="en" fo:country="none" fo:font-weight="bold" officeooo:rsid="00161287" officeooo:paragraph-rsid="00161287"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text-properties fo:font-size="14pt" fo:language="en" fo:country="none" fo:font-weight="bold" officeooo:rsid="00189517" officeooo:paragraph-rsid="00189517" style:font-size-asian="14pt" style:language-asian="zxx" style:country-asian="none" style:font-weight-asian="bold" style:font-size-complex="14pt" style:language-complex="zxx" style:country-complex="none" style:font-weight-complex="bold"/>
    </style:style>
    <style:style style:name="P5" style:family="paragraph" style:parent-style-name="Standard">
      <style:text-properties fo:font-size="14pt" fo:language="en" fo:country="none" fo:font-weight="bold" officeooo:rsid="001951a3" officeooo:paragraph-rsid="001951a3"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text-properties fo:language="en" fo:country="non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ize="12pt" fo:language="en" fo:country="none" fo:font-weight="normal" style:font-size-asian="12pt" style:font-weight-asian="normal" style:font-size-complex="12pt" style:font-weight-complex="normal"/>
    </style:style>
    <style:style style:name="P9" style:family="paragraph" style:parent-style-name="Standard">
      <style:text-properties fo:font-size="12pt" fo:language="en" fo:country="none" fo:font-weight="normal" officeooo:rsid="0016d0d0" officeooo:paragraph-rsid="0016d0d0" style:font-size-asian="12pt" style:font-weight-asian="normal" style:font-size-complex="12pt" style:font-weight-complex="normal"/>
    </style:style>
    <style:style style:name="P10" style:family="paragraph" style:parent-style-name="Standard">
      <style:text-properties fo:font-size="12pt" fo:language="en" fo:country="none" fo:font-weight="normal" officeooo:rsid="001951a3" officeooo:paragraph-rsid="001951a3" style:font-size-asian="12pt" style:font-weight-asian="normal" style:font-size-complex="12pt" style:font-weight-complex="normal"/>
    </style:style>
    <style:style style:name="P11" style:family="paragraph" style:parent-style-name="Standard">
      <style:text-properties fo:font-size="12pt" fo:language="en" fo:country="none" fo:font-weight="normal" officeooo:rsid="00161287" officeooo:paragraph-rsid="0016d0d0"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text-properties fo:font-size="12pt" fo:language="en" fo:country="none" fo:font-weight="normal" officeooo:rsid="0016d0d0" officeooo:paragraph-rsid="0016d0d0"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text-properties fo:font-size="12pt" fo:language="en" fo:country="none" fo:font-weight="normal" officeooo:rsid="00189517" officeooo:paragraph-rsid="00189517"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text-properties fo:font-size="12pt" fo:language="en" fo:country="none" fo:font-weight="normal" officeooo:rsid="001951a3" officeooo:paragraph-rsid="001951a3" style:font-size-asian="10.5pt" style:language-asian="zxx" style:country-asian="none" style:font-weight-asian="normal" style:font-size-complex="12pt" style:language-complex="zxx" style:country-complex="none" style:font-weight-complex="normal"/>
    </style:style>
    <style:style style:name="P15" style:family="paragraph" style:parent-style-name="Standard">
      <style:text-properties fo:color="#000000" style:font-name="Times New Roman" fo:font-size="12pt" fo:language="en" fo:country="none" fo:font-weight="normal" officeooo:rsid="001b8b84" officeooo:paragraph-rsid="001951a3" fo:background-color="#ffffff"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text-properties fo:color="#000000" style:font-name="Times New Roman" fo:font-size="12pt" fo:language="en" fo:country="none" fo:font-weight="normal" officeooo:rsid="001b8b84" officeooo:paragraph-rsid="001b8b84" fo:background-color="#ffffff"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text-properties fo:color="#000000" style:font-name="Times New Roman" fo:font-size="12pt" fo:language="en" fo:country="none" fo:font-weight="normal" officeooo:rsid="001d3ca2" officeooo:paragraph-rsid="001d3ca2" fo:background-color="#ffffff"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text-properties fo:color="#000000" style:font-name="Times New Roman" fo:font-size="12pt" fo:language="en" fo:country="none" fo:font-weight="normal" officeooo:rsid="001e3e55" officeooo:paragraph-rsid="001e3e55" fo:background-color="#ffffff"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fo:color="#000000" style:font-name="Times New Roman" fo:font-size="12pt" fo:language="en" fo:country="none" fo:font-weight="normal" officeooo:rsid="001e3e55" officeooo:paragraph-rsid="001efd83" fo:background-color="#ffffff"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color="#000000" style:font-name="Times New Roman" fo:font-size="12pt" fo:language="en" fo:country="none" fo:font-weight="normal" officeooo:rsid="001efd83" officeooo:paragraph-rsid="001efd83" fo:background-color="#ffffff"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text-properties fo:color="#000000" style:font-name="Times New Roman" fo:font-size="12pt" fo:language="en" fo:country="none" fo:font-weight="normal" officeooo:rsid="0020d2b4" officeooo:paragraph-rsid="0020d2b4" fo:background-color="#ffffff"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fo:color="#000000" style:font-name="Times New Roman" fo:font-size="12pt" fo:language="en" fo:country="none" fo:font-weight="normal" officeooo:rsid="002171fd" officeooo:paragraph-rsid="002171fd" fo:background-color="#ffffff"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color="#000000" style:font-name="Times New Roman" fo:font-size="12pt" fo:language="en" fo:country="none" fo:font-weight="normal" officeooo:rsid="00226ec8" officeooo:paragraph-rsid="00226ec8" fo:background-color="#ffffff"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fo:color="#000000" style:font-name="Times New Roman" fo:font-size="14pt" fo:language="en" fo:country="none" fo:font-weight="bold" officeooo:rsid="001d3ca2" officeooo:paragraph-rsid="001d3ca2" fo:background-color="#ffffff" style:font-size-asian="14pt" style:language-asian="zxx" style:country-asian="none" style:font-weight-asian="bold" style:font-size-complex="14pt" style:language-complex="zxx" style:country-complex="none" style:font-weight-complex="bold"/>
    </style:style>
    <style:style style:name="P25" style:family="paragraph" style:parent-style-name="Standard">
      <style:text-properties fo:color="#000000" style:font-name="Times New Roman" fo:font-size="14pt" fo:language="en" fo:country="none" fo:font-weight="bold" officeooo:rsid="0020d2b4" officeooo:paragraph-rsid="0020d2b4" fo:background-color="#ffffff" style:font-size-asian="14pt" style:language-asian="zxx" style:country-asian="none" style:font-weight-asian="bold" style:font-size-complex="14pt" style:language-complex="zxx" style:country-complex="none" style:font-weight-complex="bold"/>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3">
      <style:text-properties fo:language="en" fo:country="none"/>
    </style:style>
    <style:style style:name="P30" style:family="paragraph" style:parent-style-name="Standard" style:list-style-name="RTF_5f_Num_20_3">
      <style:text-properties fo:language="en" fo:country="none" fo:font-weight="bold" style:font-weight-asian="bold" style:font-weight-complex="bold"/>
    </style:style>
    <style:style style:name="P31" style:family="paragraph" style:parent-style-name="Standard" style:list-style-name="RTF_5f_Num_20_2">
      <style:text-properties fo:language="en" fo:country="none" fo:font-weight="bold" style:font-weight-asian="bold" style:font-weight-complex="bold"/>
    </style:style>
    <style:style style:name="P32" style:family="paragraph" style:parent-style-name="Standard" style:list-style-name="L4"/>
    <style:style style:name="P33" style:family="paragraph" style:parent-style-name="Standard" style:list-style-name="RTF_5f_Num_20_7"/>
    <style:style style:name="P34" style:family="paragraph" style:parent-style-name="Standard" style:list-style-name="L1">
      <style:text-properties fo:font-size="14pt" fo:font-weight="bold" style:font-size-asian="14pt" style:font-weight-asian="bold" style:font-size-complex="14pt" style:font-weight-complex="bold"/>
    </style:style>
    <style:style style:name="P35" style:family="paragraph" style:parent-style-name="Standard">
      <style:text-properties fo:font-size="14pt" fo:language="en" fo:country="none" fo:font-weight="bold" officeooo:rsid="003d4bb1" officeooo:paragraph-rsid="003d4bb1" style:font-size-asian="12.25pt" style:language-asian="zxx" style:country-asian="none" style:font-weight-asian="bold" style:font-size-complex="14pt" style:language-complex="zxx" style:country-complex="none" style:font-weight-complex="bold"/>
    </style:style>
    <style:style style:name="P36" style:family="paragraph" style:parent-style-name="Standard">
      <style:text-properties fo:font-size="14pt" fo:language="en" fo:country="none" fo:font-weight="bold" officeooo:rsid="003d4bb1" officeooo:paragraph-rsid="003ff2b1" style:font-size-asian="12.25pt" style:language-asian="zxx" style:country-asian="none" style:font-weight-asian="bold" style:font-size-complex="14pt" style:language-complex="zxx" style:country-complex="none" style:font-weight-complex="bold"/>
    </style:style>
    <style:style style:name="P37" style:family="paragraph" style:parent-style-name="Standard">
      <style:text-properties fo:font-size="14pt" fo:language="en" fo:country="none" fo:font-weight="bold" officeooo:rsid="003d4bb1" officeooo:paragraph-rsid="0041c460" style:font-size-asian="12.25pt" style:language-asian="zxx" style:country-asian="none" style:font-weight-asian="bold" style:font-size-complex="14pt" style:language-complex="zxx" style:country-complex="none" style:font-weight-complex="bold"/>
    </style:style>
    <style:style style:name="P38" style:family="paragraph" style:parent-style-name="Standard">
      <style:text-properties fo:font-size="14pt" fo:language="en" fo:country="none" fo:font-weight="bold" officeooo:rsid="0041c460" officeooo:paragraph-rsid="0041c460" style:font-size-asian="12.25pt" style:language-asian="zxx" style:country-asian="none" style:font-weight-asian="bold" style:font-size-complex="14pt" style:language-complex="zxx" style:country-complex="none" style:font-weight-complex="bold"/>
    </style:style>
    <style:style style:name="P39" style:family="paragraph" style:parent-style-name="Standard" style:list-style-name="RTF_5f_Num_20_4">
      <style:text-properties fo:font-weight="bold" style:font-weight-asian="bold" style:font-weight-complex="bold"/>
    </style:style>
    <style:style style:name="P40" style:family="paragraph" style:parent-style-name="Standard" style:list-style-name="RTF_5f_Num_20_2">
      <style:text-properties fo:font-weight="bold" style:font-weight-asian="bold" style:font-weight-complex="bold"/>
    </style:style>
    <style:style style:name="P41" style:family="paragraph" style:parent-style-name="Standard" style:list-style-name="RTF_5f_Num_20_2">
      <style:text-properties fo:font-size="12pt" fo:language="en" fo:country="none" fo:font-weight="bold" style:font-size-asian="12pt" style:font-weight-asian="bold" style:font-size-complex="12pt" style:font-weight-complex="bold"/>
    </style:style>
    <style:style style:name="P42" style:family="paragraph" style:parent-style-name="Standard">
      <style:text-properties fo:font-size="12pt" fo:language="en" fo:country="none" fo:font-weight="normal" style:font-size-asian="12pt" style:font-weight-asian="normal" style:font-size-complex="12pt" style:font-weight-complex="normal"/>
    </style:style>
    <style:style style:name="P43" style:family="paragraph" style:parent-style-name="Standard">
      <style:text-properties fo:font-size="12pt" fo:language="en" fo:country="none" fo:font-weight="normal" officeooo:rsid="002810a1" officeooo:paragraph-rsid="002810a1" style:font-size-asian="12pt" style:font-weight-asian="normal" style:font-size-complex="12pt" style:font-weight-complex="normal"/>
    </style:style>
    <style:style style:name="P44" style:family="paragraph" style:parent-style-name="Standard">
      <style:text-properties fo:font-size="12pt" fo:language="en" fo:country="none" fo:font-weight="normal" officeooo:rsid="0028e952" officeooo:paragraph-rsid="0028e952" style:font-size-asian="12pt" style:font-weight-asian="normal" style:font-size-complex="12pt" style:font-weight-complex="normal"/>
    </style:style>
    <style:style style:name="P45" style:family="paragraph" style:parent-style-name="Standard">
      <style:text-properties fo:font-size="12pt" fo:language="en" fo:country="none" fo:font-weight="normal" officeooo:rsid="0028e952" officeooo:paragraph-rsid="002a1005" style:font-size-asian="12pt" style:font-weight-asian="normal" style:font-size-complex="12pt" style:font-weight-complex="normal"/>
    </style:style>
    <style:style style:name="P46" style:family="paragraph" style:parent-style-name="Standard">
      <style:text-properties fo:font-size="12pt" fo:language="en" fo:country="none" fo:font-weight="normal" officeooo:rsid="0039fe5b" officeooo:paragraph-rsid="0039fe5b" style:font-size-asian="12pt" style:font-weight-asian="normal" style:font-size-complex="12pt" style:font-weight-complex="normal"/>
    </style:style>
    <style:style style:name="P47" style:family="paragraph" style:parent-style-name="Standard">
      <style:text-properties fo:font-size="12pt" fo:language="en" fo:country="none" fo:font-weight="normal" officeooo:rsid="003cc741" officeooo:paragraph-rsid="003cc741" style:font-size-asian="12pt" style:font-weight-asian="normal" style:font-size-complex="12pt" style:font-weight-complex="normal"/>
    </style:style>
    <style:style style:name="P48" style:family="paragraph" style:parent-style-name="Standard">
      <style:text-properties fo:font-size="12pt" fo:language="en" fo:country="none" fo:font-weight="normal" officeooo:paragraph-rsid="0041c460" style:font-size-asian="12pt" style:font-weight-asian="normal" style:font-size-complex="12pt" style:font-weight-complex="normal"/>
    </style:style>
    <style:style style:name="P49" style:family="paragraph" style:parent-style-name="Standard">
      <style:text-properties fo:font-size="12pt" fo:language="en" fo:country="none" fo:font-weight="normal" officeooo:rsid="003d4bb1" officeooo:paragraph-rsid="003d4bb1" style:font-size-asian="12pt" style:language-asian="zxx" style:country-asian="none" style:font-weight-asian="normal" style:font-size-complex="12pt" style:language-complex="zxx" style:country-complex="none" style:font-weight-complex="normal"/>
    </style:style>
    <style:style style:name="P50" style:family="paragraph" style:parent-style-name="Standard">
      <style:text-properties fo:font-size="12pt" fo:language="en" fo:country="none" fo:font-weight="normal" officeooo:rsid="003ff2b1" officeooo:paragraph-rsid="003ff2b1"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text-properties fo:font-size="12pt" fo:language="en" fo:country="none" fo:font-weight="normal" officeooo:rsid="003ff2b1" officeooo:paragraph-rsid="0041c460"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text-properties fo:font-size="12pt" fo:language="en" fo:country="none" fo:font-weight="normal" officeooo:rsid="0040d2fc" officeooo:paragraph-rsid="0040d2fc"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text-properties fo:font-size="12pt" fo:language="en" fo:country="none" fo:font-weight="normal" officeooo:rsid="0040d2fc" officeooo:paragraph-rsid="0041c460"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text-properties fo:font-size="12pt" fo:language="en" fo:country="none" fo:font-weight="normal" officeooo:paragraph-rsid="0041c460" style:font-size-asian="10.5pt" style:font-weight-asian="normal" style:font-size-complex="12pt" style:font-weight-complex="normal"/>
    </style:style>
    <style:style style:name="P55" style:family="paragraph" style:parent-style-name="Standard">
      <style:text-properties officeooo:paragraph-rsid="002a1005"/>
    </style:style>
    <style:style style:name="P56" style:family="paragraph" style:parent-style-name="Standard">
      <style:text-properties officeooo:rsid="002a1005" officeooo:paragraph-rsid="002a1005"/>
    </style:style>
    <style:style style:name="P57" style:family="paragraph" style:parent-style-name="Standard">
      <style:text-properties officeooo:rsid="002b62b7" officeooo:paragraph-rsid="002b62b7"/>
    </style:style>
    <style:style style:name="P58" style:family="paragraph" style:parent-style-name="Standard">
      <style:text-properties fo:color="#000000" style:font-name="Times New Roman" fo:font-size="14pt" fo:language="en" fo:country="none" fo:font-weight="bold" officeooo:rsid="0020d2b4" officeooo:paragraph-rsid="002d5f63" fo:background-color="#ffffff" style:font-size-asian="14pt" style:language-asian="zxx" style:country-asian="none" style:font-weight-asian="bold" style:font-size-complex="14pt" style:language-complex="zxx" style:country-complex="none" style:font-weight-complex="bold"/>
    </style:style>
    <style:style style:name="P59" style:family="paragraph" style:parent-style-name="Standard">
      <style:text-properties fo:color="#000000" style:font-name="Times New Roman" fo:font-size="14pt" fo:language="en" fo:country="none" fo:font-weight="bold" officeooo:rsid="002b62b7" officeooo:paragraph-rsid="002b62b7" fo:background-color="#ffffff" style:font-size-asian="14pt" style:language-asian="zxx" style:country-asian="none" style:font-weight-asian="bold" style:font-size-complex="14pt" style:language-complex="zxx" style:country-complex="none" style:font-weight-complex="bold"/>
    </style:style>
    <style:style style:name="P60" style:family="paragraph" style:parent-style-name="Standard">
      <style:text-properties fo:color="#000000" style:font-name="Times New Roman" fo:font-size="14pt" fo:language="en" fo:country="none" fo:font-weight="bold" officeooo:rsid="002b62b7" officeooo:paragraph-rsid="002f3296" fo:background-color="#ffffff" style:font-size-asian="14pt" style:language-asian="zxx" style:country-asian="none" style:font-weight-asian="bold" style:font-size-complex="14pt" style:language-complex="zxx" style:country-complex="none" style:font-weight-complex="bold"/>
    </style:style>
    <style:style style:name="P61" style:family="paragraph" style:parent-style-name="Standard">
      <style:text-properties fo:color="#000000" style:font-name="Times New Roman" fo:font-size="14pt" fo:language="en" fo:country="none" fo:font-weight="bold" officeooo:rsid="003244de" officeooo:paragraph-rsid="003244de" fo:background-color="#ffffff" style:font-size-asian="14pt" style:language-asian="zxx" style:country-asian="none" style:font-weight-asian="bold" style:font-size-complex="14pt" style:language-complex="zxx" style:country-complex="none" style:font-weight-complex="bold"/>
    </style:style>
    <style:style style:name="P62" style:family="paragraph" style:parent-style-name="Standard">
      <style:text-properties fo:color="#000000" style:font-name="Times New Roman" fo:font-size="12pt" fo:language="en" fo:country="none" fo:font-weight="normal" officeooo:rsid="0020d2b4" officeooo:paragraph-rsid="002d5f63" fo:background-color="#ffffff" style:font-size-asian="10.5pt" style:language-asian="zxx" style:country-asian="none" style:font-weight-asian="normal" style:font-size-complex="12pt" style:language-complex="zxx" style:country-complex="none" style:font-weight-complex="normal"/>
    </style:style>
    <style:style style:name="P63" style:family="paragraph" style:parent-style-name="Standard">
      <style:text-properties fo:color="#000000" style:font-name="Times New Roman" fo:font-size="12pt" fo:language="en" fo:country="none" fo:font-weight="normal" officeooo:rsid="0020d2b4" officeooo:paragraph-rsid="003244de" fo:background-color="#ffffff" style:font-size-asian="10.5pt" style:language-asian="zxx" style:country-asian="none" style:font-weight-asian="normal" style:font-size-complex="12pt" style:language-complex="zxx" style:country-complex="none" style:font-weight-complex="normal"/>
    </style:style>
    <style:style style:name="P64" style:family="paragraph" style:parent-style-name="Standard">
      <style:text-properties fo:color="#000000" style:font-name="Times New Roman" fo:font-size="12pt" fo:language="en" fo:country="none" fo:font-weight="normal" officeooo:rsid="002d5f63" officeooo:paragraph-rsid="002d5f63" fo:background-color="#ffffff" style:font-size-asian="10.5pt" style:language-asian="zxx" style:country-asian="none" style:font-weight-asian="normal" style:font-size-complex="12pt" style:language-complex="zxx" style:country-complex="none" style:font-weight-complex="normal"/>
    </style:style>
    <style:style style:name="P65" style:family="paragraph" style:parent-style-name="Standard">
      <style:text-properties fo:color="#000000" style:font-name="Times New Roman" fo:font-size="12pt" fo:language="en" fo:country="none" fo:font-weight="normal" officeooo:rsid="002f3296" officeooo:paragraph-rsid="002f3296" fo:background-color="#ffffff"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text-properties fo:color="#000000" style:font-name="Times New Roman" fo:font-size="12pt" fo:language="en" fo:country="none" fo:font-weight="normal" officeooo:rsid="003244de" officeooo:paragraph-rsid="003244de" fo:background-color="#ffffff"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text-properties fo:color="#000000" style:font-name="Times New Roman" fo:font-size="12pt" fo:language="en" fo:country="none" fo:font-weight="normal" officeooo:rsid="003516b0" officeooo:paragraph-rsid="003516b0" fo:background-color="#ffffff"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text-properties fo:color="#000000" style:font-name="Times New Roman" fo:font-size="12pt" fo:language="en" fo:country="none" fo:font-weight="normal" officeooo:rsid="003516b0" officeooo:paragraph-rsid="0036f994" fo:background-color="#ffffff"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text-properties fo:color="#000000" style:font-name="Times New Roman" fo:font-size="12pt" fo:language="en" fo:country="none" fo:font-weight="normal" officeooo:rsid="0036f994" officeooo:paragraph-rsid="0036f994" fo:background-color="#ffffff"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text-properties fo:color="#000000" style:font-name="Times New Roman" fo:font-size="12pt" fo:language="en" fo:country="none" fo:font-weight="normal" officeooo:rsid="00383985" officeooo:paragraph-rsid="00383985" fo:background-color="#ffffff"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text-properties fo:color="#000000" style:font-name="Times New Roman" fo:font-size="12pt" fo:language="en" fo:country="none" fo:font-weight="normal" officeooo:rsid="0039fe5b" officeooo:paragraph-rsid="0039fe5b" fo:background-color="#ffffff"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text-properties officeooo:paragraph-rsid="002f3296"/>
    </style:style>
    <style:style style:name="T1" style:family="text">
      <style:text-properties officeooo:rsid="0016d0d0"/>
    </style:style>
    <style:style style:name="T2" style:family="text">
      <style:text-properties style:font-size-asian="10.5pt" style:language-asian="zxx" style:country-asian="none" style:language-complex="zxx" style:country-complex="none"/>
    </style:style>
    <style:style style:name="T3" style:family="text">
      <style:text-properties officeooo:rsid="001951a3"/>
    </style:style>
    <style:style style:name="T4" style:family="text">
      <style:text-properties officeooo:rsid="001b8b84"/>
    </style:style>
    <style:style style:name="T5" style:family="text">
      <style:text-properties officeooo:rsid="001efd83"/>
    </style:style>
    <style:style style:name="T6" style:family="text">
      <style:text-properties officeooo:rsid="001e3e55"/>
    </style:style>
    <style:style style:name="T7" style:family="text">
      <style:text-properties officeooo:rsid="00226ec8"/>
    </style:style>
    <style:style style:name="T8" style:family="text">
      <style:text-properties officeooo:rsid="0026ef30"/>
    </style:style>
    <style:style style:name="T9" style:family="text">
      <style:text-properties officeooo:rsid="0028e952"/>
    </style:style>
    <style:style style:name="T10" style:family="text">
      <style:text-properties fo:color="#000000" style:font-name="Consolas" fo:font-size="9.5pt" style:font-size-asian="9.5pt" fo:background-color="#ffffff"/>
    </style:style>
    <style:style style:name="T11" style:family="text">
      <style:text-properties fo:color="#000000" style:font-name="Consolas" fo:font-size="9.5pt" officeooo:rsid="002a1005" style:font-size-asian="9.5pt" fo:background-color="#ffffff"/>
    </style:style>
    <style:style style:name="T12" style:family="text">
      <style:text-properties fo:color="#000000" style:font-name="Consolas" fo:font-size="9.5pt" officeooo:rsid="003c7eaa" style:font-size-asian="9.5pt" fo:background-color="#ffffff"/>
    </style:style>
    <style:style style:name="T13" style:family="text">
      <style:text-properties fo:color="#000000" style:font-name="Consolas" fo:font-size="9.5pt" officeooo:rsid="003cc741" style:font-size-asian="9.5pt" fo:background-color="#ffffff"/>
    </style:style>
    <style:style style:name="T14" style:family="text">
      <style:text-properties fo:color="#000000" style:font-name="Consolas" fo:font-size="9.5pt" fo:language="en" fo:country="none" fo:font-weight="normal" officeooo:rsid="002a1005" style:font-size-asian="9.5pt" style:font-weight-asian="normal" style:font-size-complex="12pt" style:font-weight-complex="normal" fo:background-color="#ffffff"/>
    </style:style>
    <style:style style:name="T15" style:family="text">
      <style:text-properties fo:color="#000000" style:font-name="Consolas" fo:font-size="9.5pt" fo:language="en" fo:country="none" fo:font-weight="normal" style:font-size-asian="9.5pt" style:font-weight-asian="normal" style:font-size-complex="12pt" style:font-weight-complex="normal" fo:background-color="#ffffff"/>
    </style:style>
    <style:style style:name="T16" style:family="text">
      <style:text-properties fo:color="#000000" style:font-name="Consolas" fo:font-size="9.5pt" fo:language="en" fo:country="none" fo:font-weight="normal" officeooo:rsid="002b62b7" style:font-size-asian="9.5pt" style:font-weight-asian="normal" style:font-size-complex="12pt" style:font-weight-complex="normal" fo:background-color="#ffffff"/>
    </style:style>
    <style:style style:name="T17" style:family="text">
      <style:text-properties fo:color="#000000" style:font-name="Times New Roman" fo:font-size="12pt" fo:language="en" fo:country="none" fo:font-weight="normal" officeooo:rsid="002f3296" fo:background-color="#ffffff" loext:char-shading-value="0" style:font-size-asian="10.5pt" style:language-asian="zxx" style:country-asian="none" style:font-weight-asian="normal" style:font-size-complex="12pt" style:language-complex="zxx" style:country-complex="none" style:font-weight-complex="normal"/>
    </style:style>
    <style:style style:name="T18" style:family="text">
      <style:text-properties fo:color="#0000ff" style:font-name="Consolas" fo:font-size="9.5pt" style:font-size-asian="9.5pt" fo:background-color="#ffffff"/>
    </style:style>
    <style:style style:name="T19" style:family="text">
      <style:text-properties fo:color="#2b91af" style:font-name="Consolas" fo:font-size="9.5pt" style:font-size-asian="9.5pt" fo:background-color="#ffffff"/>
    </style:style>
    <style:style style:name="T20" style:family="text">
      <style:text-properties officeooo:rsid="002d5f63"/>
    </style:style>
    <style:style style:name="T21" style:family="text">
      <style:text-properties style:font-name="Consolas" fo:font-size="9.5pt" style:font-size-asian="9.5pt" fo:background-color="#ffffff"/>
    </style:style>
    <style:style style:name="T22" style:family="text">
      <style:text-properties officeooo:rsid="003244de"/>
    </style:style>
    <style:style style:name="T23" style:family="text">
      <style:text-properties style:font-name="Times New Roman"/>
    </style:style>
    <style:style style:name="T24" style:family="text">
      <style:text-properties style:font-name="Times New Roman" officeooo:rsid="002d5f63"/>
    </style:style>
    <style:style style:name="T25" style:family="text">
      <style:text-properties style:font-name="Times New Roman" officeooo:rsid="003244de"/>
    </style:style>
    <style:style style:name="T26" style:family="text">
      <style:text-properties style:font-name="Times New Roman" officeooo:rsid="002f3296"/>
    </style:style>
    <style:style style:name="T27" style:family="text">
      <style:text-properties style:font-name="Times New Roman" officeooo:rsid="0036f994"/>
    </style:style>
    <style:style style:name="T28" style:family="text">
      <style:text-properties officeooo:rsid="0036f994"/>
    </style:style>
    <style:style style:name="T29" style:family="text">
      <style:text-properties officeooo:rsid="0039fe5b"/>
    </style:style>
    <style:style style:name="T30" style:family="text">
      <style:text-properties officeooo:rsid="003c7eaa"/>
    </style:style>
    <style:style style:name="T31" style:family="text">
      <style:text-properties officeooo:rsid="003ff2b1"/>
    </style:style>
    <style:style style:name="T32" style:family="text">
      <style:text-properties officeooo:rsid="0040d2fc"/>
    </style:style>
    <style:style style:name="T33" style:family="text">
      <style:text-properties officeooo:rsid="0041c460"/>
    </style:style>
    <style:style style:name="T34" style:family="text">
      <style:text-properties officeooo:rsid="0040d2fc" style:language-asian="zxx" style:country-asian="none" style:language-complex="zxx" style:country-complex="none"/>
    </style:style>
    <style:style style:name="T35" style:family="text">
      <style:text-properties officeooo:rsid="0041c460" style:language-asian="zxx" style:country-asian="none" style:language-complex="zxx" style:country-complex="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25148446184729349" text:style-name="L1">
        <text:list-item>
          <text:p text:style-name="P26">SPECIFICA DEL PROBLEMA</text:p>
        </text:list-item>
      </text:list>
      <text:p text:style-name="Standard">Si vuole realizzare una applicazione desktop per il gioco Block Breaker. In particolare si vuole implementare un gioco che comprende una pallina in movimento, un player (racchetta), dei blocchi da rompere con un numero casuale di impatti (che possono andare da un minimo di zero a un massimo di 4). <text:line-break/><text:line-break/>L'utente dovrà cliccare sul bottone "Start" per visualizzare la schermata di gioco, poi premere il tasto designato all'avvio del gioco(e allo sblocco in caso si sia messo in pausa, cioè la barra spaziatrice) per poter iniziare a giocare.</text:p>
      <text:p text:style-name="Standard"/>
      <text:list xml:id="list182515324065683" text:continue-numbering="true" text:style-name="L1">
        <text:list-item>
          <text:list>
            <text:list-item>
              <text:p text:style-name="P26">Regole</text:p>
            </text:list-item>
          </text:list>
        </text:list-item>
      </text:list>
      <text:p text:style-name="Standard">Il gioco si basa su queste semplici regole:</text:p>
      <text:list xml:id="list9161877675837033019" text:style-name="L2">
        <text:list-item>
          <text:p text:style-name="P27">La pallina parte da una velocità bassa e accelera rapidamente fino alla sua velocità massima.</text:p>
        </text:list-item>
        <text:list-item>
          <text:p text:style-name="P27">La pallina cambia la propria direzione (ma non la propria velocità) ad ogni impatto con blocchi, limite destro, sinistro e superiore della schermada di gioco, e racchetta;</text:p>
        </text:list-item>
        <text:list-item>
          <text:p text:style-name="P27">Se la pallina impatta con la parte inferiore della schermata di gioco, l'utente che sta giocando perde una vita;</text:p>
        </text:list-item>
        <text:list-item>
          <text:p text:style-name="P27">L'utente ha a disposizione 3 vite ogni volta che inizia una nuova partita;</text:p>
        </text:list-item>
        <text:list-item>
          <text:p text:style-name="P27">Il punteggio totalizzato dall'utente è pari ad un'unità per ogni impatto della pallina con i blocchi spaccati(che quindi sono stati portati a zero di vita);</text:p>
        </text:list-item>
        <text:list-item>
          <text:p text:style-name="P27">La racchetta ha una modalità di impatto particolare che permette all'utente che sta giocando di indirizzare la pallina dove preferisce, senza cambiarne la velocità totale;</text:p>
        </text:list-item>
        <text:list-item>
          <text:p text:style-name="P27">Il gioco finisce quando l'utente arriva a zero di vita, oppure spacca ogni blocco presente;</text:p>
        </text:list-item>
        <text:list-item>
          <text:p text:style-name="P27">Il punteggio totalizzato dall'utente si resetta alla fine di ogni partita, dando però la possibilita a questo di immettere il proprio nome per poi salvare nome e punteggio in un file che viene riordinato dal punteggio più alto a quello più basso.</text:p>
        </text:list-item>
      </text:list>
      <text:p text:style-name="Standard"/>
      <text:p text:style-name="Standard">Durante il gioco si potrà mettere in pausa premendo un tasto designato (start), uscire con un tasto designato(ESC), e muovere la racchetta grazie al fatto che questa seguirà il mo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82515770363390" text:continue-list="list182515324065683" text:style-name="L1">
        <text:list-item>
          <text:p text:style-name="P26"><text:soft-page-break/>SPECIFICA DEI REQUISITI:</text:p>
        </text:list-item>
      </text:list>
      <text:p text:style-name="Text_20_body">Di seguito vengono riportate i casi d’uso dell’applicativo che ci aiuteranno a comprendere al meglio le funzionalità del gioco. Il diagramma dei casi d’uso ha evidenziato la partecipazione di un unico attore: il giocatore, il quale potrà appunto selezionare il pulsante start avviando il gioco, giocare, decidere se salvare il proprio punteggio o meno ed infine ricominciare con un altra partita oppure chiudere il gioco. Una volta che il giocatore avrà cliccato su start, l'applicazione mostrerà all'utente la schermata di gioco.</text:p>
      <text:list xml:id="list182515421216498" text:continue-numbering="true" text:style-name="L1">
        <text:list-item>
          <text:list>
            <text:list-item>
              <text:p text:style-name="P26">Diagramma dei casi d'uso</text:p>
            </text:list-item>
          </text:list>
        </text:list-item>
      </text:list>
      <text:p text:style-name="Text_20_body"><draw:frame draw:style-name="fr1" draw:name="1" text:anchor-type="as-char" svg:width="14.658cm" svg:height="10.98cm" draw:z-index="0"><draw:image xlink:href="Pictures/2000000A000069D500004F60EF5BEC8D986BD578.wmf" xlink:type="simple" xlink:show="embed" xlink:actuate="onLoad"/></draw:frame></text:p>
      <text:p text:style-name="Text_20_body">aggiungere ciò che manc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82514063915024" text:continue-numbering="true" text:style-name="L1">
        <text:list-item>
          <text:list>
            <text:list-item>
              <text:p text:style-name="P26"><text:soft-page-break/>Relazioni e descrizione dei casi d'uso</text:p>
            </text:list-item>
          </text:list>
        </text:list-item>
      </text:list>
      <text:p text:style-name="Standard"/>
      <text:p text:style-name="P1">Relazioni</text:p>
      <text:p text:style-name="Text_20_body"/>
      <text:p text:style-name="Text_20_body">Si mostreranno di seguito le relazioni dei casi d'uso individuati.</text:p>
      <text:p text:style-name="Text_20_body"><draw:frame draw:style-name="fr1" draw:name="immagini1" text:anchor-type="as-char" svg:width="14.658cm" svg:height="10.98cm" draw:z-index="1"><draw:image xlink:href="Pictures/2000000A000069D500004F607C83DD226B34765D.wmf" xlink:type="simple" xlink:show="embed" xlink:actuate="onLoad"/></draw:frame></text:p>
      <text:p text:style-name="Text_20_body"/>
      <text:p text:style-name="P1">Descrizione</text:p>
      <text:p text:style-name="P1"/>
      <text:list xml:id="list4243303725266103393" text:style-name="L3">
        <text:list-item>
          <text:p text:style-name="P28">Stato Menù</text:p>
        </text:list-item>
      </text:list>
      <text:p text:style-name="P6">Nel momento in cui viene avviata l'applicazione entra nello stato iniziale, il quale andra' a renderizzare a schermo gli elementi <text:s/>collegati al menu principale .</text:p>
      <text:p text:style-name="P6">I componenti inizializzati saranno la musica, il logo e l'immagine di Background, ma soprattutto il Pannello <text:s/>contenente i pulsanti.</text:p>
      <text:p text:style-name="P6">I pulsanti in questione sono :</text:p>
      <text:list xml:id="list182515140076545" text:continue-numbering="true" text:style-name="L3">
        <text:list-item>
          <text:list>
            <text:list-item>
              <text:p text:style-name="P28">“Start” che se cliccato invia l'utente al caso d'uso Gioca Partita.</text:p>
            </text:list-item>
            <text:list-item>
              <text:p text:style-name="P28">“Help” che rende visibile le Instruzioni, nascondendo logo e pulsanti.</text:p>
            </text:list-item>
            <text:list-item>
              <text:p text:style-name="P29">“HighScores” che rende visibile la classifica dei migliori giocatori con relativi nomi e Scores, nascondendo logo e pulsanti.</text:p>
            </text:list-item>
          </text:list>
        </text:list-item>
      </text:list>
      <text:p text:style-name="P6"/>
      <text:p text:style-name="P6">Nel caso in cui l utente decidesse di premere il bottone "Start" avverrebbe il passaggio dallo stato iniziale allo stato gioca partita.</text:p>
      <text:p text:style-name="P6"/>
      <text:list xml:id="list182514894168519" text:continue-numbering="true" text:style-name="L3">
        <text:list-item>
          <text:p text:style-name="P28">Stato Gioca Partita</text:p>
        </text:list-item>
      </text:list>
      <text:p text:style-name="P6">Lo stato gioca partita sara' lo stato principale del nostro progetto in quanto in questo stato avverra' il vero e proprio svolgimento del gioco.</text:p>
      <text:p text:style-name="P6">Dallo stato gioca partita potremo avere 4 transizioni di stato, date da 4 diversi eventi principali:</text:p>
      <text:list xml:id="list385630233503826972" text:style-name="L4">
        <text:list-item>
          <text:p text:style-name="P32"><text:soft-page-break/>L'utente termina la partita (finisce il numero di blocchi disponibili e finisce quindi in gameover, oppure preme ESC).</text:p>
        </text:list-item>
        <text:list-item>
          <text:p text:style-name="P32">L'utente termina le vite (Gameover).</text:p>
        </text:list-item>
        <text:list-item>
          <text:p text:style-name="P32">L'utente decide di mettere il gioco in pausa.</text:p>
        </text:list-item>
        <text:list-item>
          <text:p text:style-name="P32">L'utente decide di continuare a giocare.</text:p>
        </text:list-item>
      </text:list>
      <text:p text:style-name="P6">Al termine della partita lo stato "gioca partita" richiamera' se stesso andando a creare un nuovo livello per l'utente.</text:p>
      <text:p text:style-name="P6">Al termine delle vite lo stato Gioca Partita richiamera' lo stato GameOver.</text:p>
      <text:p text:style-name="P6">Elenchiamo ora i casi d'uso possibili esistenti solo durante l'esecuzione vera e propria del gioco, e quindi ogni qual volta l'utente decide di continuare a giocare ed ha ancora a disposizione delle vite:</text:p>
      <text:p text:style-name="P6"><text:tab/>a)L'utente muove il mouse;</text:p>
      <text:p text:style-name="P6"><text:tab/>b)L'applicazione risponde facendo seguire il mouse alla racchetta e alla pallina;</text:p>
      <text:p text:style-name="P6"><text:tab/>c)L'utente schiaccia la barra spaziatrice;</text:p>
      <text:p text:style-name="P6"><text:tab/>d)L'applicazione risponde facendo aumentare gradualmente la velocità della pallina, fino al suo <text:tab/>massimo, garandendo il primo rimbalzo all'utente dato che racchetta e pallina sono estremamente <text:tab/>vicine nelle loro posizioni iniziali, e basterà stare fermi per non perdere <text:tab/>immediatamente una vita;</text:p>
      <text:p text:style-name="P6"><text:tab/>e)La pallina arriva a toccare un blocco, scontrandosi con la parte superiore o inferiore di questo;</text:p>
      <text:p text:style-name="P6"><text:tab/>f)L'applicazione risponde invertendo la velocità y della pallina ma lasciando invariata la totale, e <text:tab/>scalando una vita al blocco colpito, renderizzandolo poi con la texture corrsipondente(o non <text:tab/>renderizzandolo se questo non ha più vite).</text:p>
      <text:p text:style-name="P6"><text:tab/>g)La pallina arriva a toccare un blocco, scontrandosi con la parte laterale destra o laterale sinistra di <text:tab/>questo;</text:p>
      <text:p text:style-name="P6"><text:tab/>h)L'applicazione risponde <text:s/>invertendo la velocità x della pallina ma lasciando invariata la totale, e <text:tab/>scalando una vita al blocco colpito, renderizzandolo poi con la texture corrsipondente(o non <text:tab/>renderizzandolo se questo non ha più vite).</text:p>
      <text:p text:style-name="P6"><text:tab/>i)La pallina arriva a toccare un blocco in uno spigolo, scontrandosi con questo;</text:p>
      <text:p text:style-name="P6"><text:tab/>l)L'applicazione risponde <text:s/>invertendo sia la velocità x che la velocità y della pallina ma lasciando <text:tab/>invariata la totale, e scalando una vita al blocco colpito, renderizzandolo poi con la texture <text:tab/>corrsipondente(o non renderizzandolo se questo non ha più vite).</text:p>
      <text:p text:style-name="P6"><text:tab/>m)La pallina arriva a toccare un lato del pannello di gioco.</text:p>
      <text:p text:style-name="P6"><text:tab/>n)L'applicazione risponde invertendo la velocità x della pallina ma la sciando invariata la totale se si <text:tab/>toccano il lato destro o sinistro, inverte invece la velocità y se tocca il lato superiore.</text:p>
      <text:p text:style-name="P6"><text:tab/>o)L'applicazione in questo caso risponde in modo completamente diverso se la pallina tocca il lato <text:tab/>inferiore del pannello di gioco, poichè significa che il giocatore non è riuscito a tenerla in gioco, e gli <text:tab/>deve essere scalata una vita. Dopo averlo fatto, se il giocatore ha ancora vite rimanenti l'applicazione <text:tab/>lo invia allo stato iniziale di Gioca Partita, ma con una vita in meno rispetto all'ultima volta in cui ci <text:tab/>si era stati, altrimenti l'applicazione lo invia allo stato GameOver.</text:p>
      <text:p text:style-name="P6"/>
      <text:list xml:id="list182515301597582" text:continue-list="list182514894168519" text:style-name="L3">
        <text:list-item>
          <text:p text:style-name="P28">Stato Pausa</text:p>
        </text:list-item>
      </text:list>
      <text:p text:style-name="P6">Quando l utente deciderà di mettere il gioco in pausa lo stato "gioca partita" entrerà nello stato "pausa" il quale fermerà lo scorrere del gioco, disabilitando i comandi e mostrando le opzioni che l'utente avrà a disposizione.</text:p>
      <text:p text:style-name="P6"/>
      <text:list xml:id="list182514952705617" text:continue-numbering="true" text:style-name="L3">
        <text:list-item>
          <text:p text:style-name="P28">Stato GameOver</text:p>
        </text:list-item>
      </text:list>
      <text:p text:style-name="P6">Nello stato di GameOver sarà presente un pulsante "Continue" che alla premuta fara' avvenire la transizione dallo stato GameOver allo stato iniziale, e salvera' lo score ottenuto dall utente in un file XML nel caso in cui l'utente abbia inserito un nome valido, altrimenti rimarrà in attesa di un nome valido(non sono accettate: la stringa vuota, la stringa composta da uno o piu spazi e il textholder “Insert Name...” che viene automaticamente cancellato quando si scatena l'evento click sulla <text:soft-page-break/>textbox).</text:p>
      <text:p text:style-name="P6"/>
      <text:list xml:id="list182514236285750" text:continue-numbering="true" text:style-name="L3">
        <text:list-item>
          <text:p text:style-name="P28">Stato Uscita</text:p>
        </text:list-item>
      </text:list>
      <text:p text:style-name="P6">In ogni stato e' possibile portare premere il pulsante "ESC", rispettivamente per:</text:p>
      <text:list xml:id="list6253485071015467809" text:style-name="RTF_5f_Num_20_7">
        <text:list-item>
          <text:p text:style-name="P33">Rimanere nel menù se si è nel menù e non si è selezionato nulla;</text:p>
        </text:list-item>
        <text:list-item>
          <text:p text:style-name="P33">Tornare allo stato iniziale di visualizzazione del menù se ci si trova nel form Menu ma si è cliccato su Help oppure su HighScores;</text:p>
        </text:list-item>
        <text:list-item>
          <text:p text:style-name="P33">Terminare la partita ed andare nella schermata di Gameover se ci si trovava nello stato di partita in corso (Form Game);</text:p>
        </text:list-item>
        <text:list-item>
          <text:p text:style-name="P33">Rimanere nella schermata di GameOver se ci si trovava già lì.</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82515569536535" text:continue-list="list182514063915024" text:style-name="L1">
        <text:list-item>
          <text:p text:style-name="P34"><text:soft-page-break/>ANALISI E PROGETTAZIONE</text:p>
        </text:list-item>
      </text:list>
      <text:p text:style-name="P6"/>
      <text:p text:style-name="P6">Descriveremo in questa sezione le principali scelte di progettazione e di implementazione fatte per realizzare il gioco. </text:p>
      <text:p text:style-name="P6"/>
      <text:p text:style-name="P7">Scelte di Progetto</text:p>
      <text:p text:style-name="P6"/>
      <text:p text:style-name="P6"> Linguaggio di programmazione </text:p>
      <text:p text:style-name="P6"> Ambiente di sviluppo </text:p>
      <text:p text:style-name="P6"> GUI </text:p>
      <text:p text:style-name="P6"> Design pattern </text:p>
      <text:p text:style-name="P6"> Organizzazione progetto </text:p>
      <text:p text:style-name="P6"> Classi </text:p>
      <text:p text:style-name="P6"> Diagramma delle classi </text:p>
      <text:p text:style-name="P6"> Diagramma di interazioni</text:p>
      <text:p text:style-name="P6"/>
      <text:list xml:id="list380505664153214932" text:style-name="RTF_5f_Num_20_4">
        <text:list-item>
          <text:list>
            <text:list-item>
              <text:p text:style-name="P39">Linguaggio di Programmazione : Il C#</text:p>
            </text:list-item>
          </text:list>
        </text:list-item>
      </text:list>
      <text:p text:style-name="P6">Il linguaggio di programmazione C# è un linguaggio multi paradigma: orientato ad oggetti, imperativo, ad eventi e funzionale. Questo linguaggio mira a combinare la capacità di computazione del C++ con la facilità di programmazione di Visual Basic.</text:p>
      <text:p text:style-name="P6">C# è stato creato per lavorare con la piattaforma .Net di Microsoft. L'obiettivo di Microsoft è quello di facilitare lo scambio di informazioni dei servizi con il web, e di dare la possibilità agli sviluppatori di costruire applicazioni fortemente portabili. C# semplifica la programmazione grazie al suo utilizzo dell' XML (Extensible Markup Language)e del SOAP(Simple Object Access Protocol) che permettono l'accesso alla programmazione di oggetti e metodi senza obbligare il programmatore a scrivere codice addizionale per ogni passo. Dato che i programmatori possono costruire sul codice esistente, piuttosto che crearne di nuovo duplicando quello esistente, ci si aspetta che l'utilizzo di C# renda la creazione di nuovi prodotti software più veloce e meno costosa.</text:p>
      <text:list xml:id="list7867627769785086914" text:style-name="RTF_5f_Num_20_3">
        <text:list-item>
          <text:list>
            <text:list-item>
              <text:p text:style-name="P30">Ambiente di sviluppo</text:p>
            </text:list-item>
          </text:list>
        </text:list-item>
      </text:list>
      <text:p text:style-name="P6">Si è utilizzato per lo sviluppo del progetto l’ambiente Visual Studio C# 2015 che utilizza il framework .NET 4.0. La versione utilizzata è quella che Microsoft mette gratuitamente a disposizione cioè la Community. Le funzionalità di questo ambiente sono state sufficienti per lo sviluppo del software, tuttavia per l'implementazione della musica di sottofondo, e per poter eseguire in modo efficente più suoni nello stesso momento, abbiamo utilizzato XNA.<text:line-break/>--&gt; controlla bene e dai una definizione di xna se hai capito meglio di me cosa è ma soprattutto a cosa serve.</text:p>
      <text:p text:style-name="P6"/>
      <text:list xml:id="list6058725454030177076" text:style-name="RTF_5f_Num_20_2">
        <text:list-item>
          <text:list>
            <text:list-item>
              <text:p text:style-name="P40">GUI</text:p>
            </text:list-item>
          </text:list>
        </text:list-item>
      </text:list>
      <text:p text:style-name="P6">Abbiamo scelto un'interfaccia grafica, poichè giocare ad un gioco come Block Breaker da console sarebbe stato molto meno coinvolgente, se non impossibile.</text:p>
      <text:p text:style-name="P6">Abbiamo sfruttato le classi standard per implementare i Windows forms (i vari Container, Menu, Game, Gameover) e la classe Bitmap per implementare i nostri Sprites(che non sono altro che Bitmaps (che quindi a loro volta contengono una texture, una lunghezza ed un'altezza)) con coordinate spaziali aggiunte).</text:p>
      <text:p text:style-name="P6">Abbiamo sfruttato la classe panel per creare un semplice menù di pausa che viene visualizzato quando viene scatenato l'evento click del pulsante ENTER(o INVIO) sulla tastiera, ma anche per stabilire lo spazio GamePanels che occupa per intero il rettangolo del client di Container, che quindi appunto contiene gli altri form che si alternano all'interno di gamepanels.</text:p>
      <text:p text:style-name="P6">Abbiamo sfruttato la classe Button già implementata per creare pulsanti cliccabili che scatenassero eventi (Dallo start di un form alla chiusura del corrente, al salvataggio del nome inserito in un file xml predefinito)</text:p>
      <text:p text:style-name="P6">Abbiamo sfruttato una TextBox per permettere all'utente di inserire un nome con cui salvare lo <text:soft-page-break/>score totalizzato;</text:p>
      <text:p text:style-name="P6">Abbiamo infine voluto rendere il tutto scalabile anche durante il gioco (consigliamo tuttavia di mettere in pausa) e quindi basato tutte le dimensioni di immagini, hitboxes, pulsanti e velocità sulla larghezza e altezza istantanee del Form Container che influenza il pannello GamePanels.</text:p>
      <text:p text:style-name="P6"/>
      <text:p text:style-name="P6">Andiamo però in ordine, principalmente abbiamo introdotto quattro form:</text:p>
      <text:p text:style-name="P6"> Form Container</text:p>
      <text:p text:style-name="P6"> Form Menu</text:p>
      <text:p text:style-name="P6"> Form Game</text:p>
      <text:p text:style-name="P6"> Form GameOver</text:p>
      <text:p text:style-name="Standard"/>
      <text:p text:style-name="Standard"/>
      <text:p text:style-name="Standard"/>
      <text:p text:style-name="Standard"/>
      <text:list xml:id="list182515295802162" text:continue-numbering="true" text:style-name="RTF_5f_Num_20_2">
        <text:list-item>
          <text:list>
            <text:list-item>
              <text:p text:style-name="P31">DIAGRAMMA DEGLI STATI</text:p>
            </text:list-item>
          </text:list>
        </text:list-item>
      </text:list>
      <text:p text:style-name="P6">I casi d'uso precedentemente descritti possono essere facilmente riconducibili a un diagramma, per poterne visualizzare in maniera facilitata il loro comportamento.</text:p>
      <text:p text:style-name="P6"><draw:frame draw:style-name="fr1" draw:name="immagini2" text:anchor-type="as-char" svg:width="14.781cm" svg:height="11.43cm" draw:z-index="2"><draw:image xlink:href="Pictures/200000070000EA690000AFCF96D652BAD00602C6.wmf"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Standard"/>
      <text:list xml:id="list182515705926681" text:continue-numbering="true" text:style-name="RTF_5f_Num_20_2">
        <text:list-item>
          <text:list>
            <text:list-item>
              <text:p text:style-name="P41"><text:soft-page-break/>PROGETTAZIONE</text:p>
            </text:list-item>
          </text:list>
        </text:list-item>
      </text:list>
      <text:p text:style-name="Standard"/>
      <text:p text:style-name="Standard">In questa sede ci occupiamo di presentare il modo in cui il videogioco è stato progettato. La prima decisione da affrontare è stata quella relativa alla scelta delle librerie grafiche da utilizzare, poiché, come sappiamo, esse sono indispensabili per poter realizzare un videogioco. Ci siamo serviti delle librerie principali, utilizzando la classe Graphics, Bitmap(dalla quale abbiamo implementato Sprite) e </text:p>
      <text:p text:style-name="Standard">Dopo aver scelto le librerie grafiche da utilizzare per lo sviluppo del videogioco, ci siamo occupati della sua progettazione vera e propria. Abbiamo cercato di definire classi generali, dalla quale poi abbiamo implementato i diversi elementi dotati ciascuno delle proprie caratteristiche. I blocchi ad esempio sono ben diversi dalla pallina o dalle vite del giocatore, eppure tutti i 3 citati fanno parte della classe sprite.</text:p>
      <text:p text:style-name="Standard"/>
      <text:p text:style-name="P6">Abbiamo mantenuto delle convenzioni durante la scrittura del codice, cercando di rimanere sempre il più chiari possibile anche quando abbiamo assegnato nomi a variabili, contatori o funzioni. In questo modo sarà piu facile in futuro modificare parti di codice se lo vorremo, o far capire il funzionamento del programma a persone che non ci hanno lavorato, dato che abbiamo cercato di commentare nel modo piu semplice e chiaro possibile, inserendo anche sommari sopra ad ogni metodo che non sia un semplice costruttore.<text:line-break/></text:p>
      <text:p text:style-name="P6">Abbiamo proceduto in questo modo durante l'implementazione:<text:line-break/>Prima abbiamo creato le classi per la grafica(Sprite) ed abbiamo iniziato a familiarizzare con l'ambiente di sviluppo, dato che per entrambi era la prima esperienza con questo.<text:line-break/>Abbiamo poi cominciato a sfruttare la grafica per creare sprites prova e a muoverli, creando le proprietà (Top,Bottom,Left e Right) prevedendo che ci sarebbero immancabilmente per gli impatti.<text:line-break/>Dopo aver sviluppato il gioco in sè, abbiamo capito che sarebbe stato opportuno metterlo in un Form container, che avrebbe gestito i pannelli che ci permettono di cambiare ciò che l'utente visualizza da schermata a schermata senza aprire o chiudere finestre.</text:p>
      <text:p text:style-name="P6">Siamo quindi passati alla realizzazione dei form GameOver e Menu.</text:p>
      <text:p text:style-name="P6"/>
      <text:p text:style-name="P6">Poi abbiamo cercato di rendere il tutto il più dinamico possibile, rendendo l'utente libero di muovere il gioco in giro per lo schermo e di poterlo minimizzare o massimizzare, o anche ridimensionare come meglio crede, senza causare bug (che abbiamo spesso e volentieri riscontrato, in questa parte di sviluppo).</text:p>
      <text:p text:style-name="P6"/>
      <text:p text:style-name="P6">Infine abbiamo “abbellito” la grafica cercando di renderla un po' più accattivante e abbiamo aggiunto le musiche ed i suoni, per la gestione dei quali ci siamo affidati alle librerie del Framework XNA <text:s/>Microsoft, per riprodurre in contemporanea più elementi audi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Classe Sprite</text:p>
      <text:p text:style-name="P6"/>
      <text:p text:style-name="P6">Questa, è la classe generale che utilizzeremo poi per implementare i singoli sprites Block, Life, Paddle, View, Skin e Ball.</text:p>
      <text:p text:style-name="P6"><draw:frame draw:style-name="fr2" draw:name="immagini3" text:anchor-type="paragraph" svg:width="15.614cm" svg:height="12.353cm" draw:z-index="3"><draw:image xlink:href="Pictures/200000D500003CFE00003041A7B2D71B42CCB00B.svm" xlink:type="simple" xlink:show="embed" xlink:actuate="onLoad"/></draw:frame>La classe è dotata di proprietà, così da permettere alle varie sottoclassi che la implementano di averle a loro volta, che definiscono la posizione dello sprite nel toto(toRec), e delle sue varie parti (Top,Bottom,Left e Rigth) che ci serviranno poi durante il calcolo di ciò che bisogna fare se due sprites impattano. <text:line-break/>È dotata di 3 metodi:</text:p>
      <text:p text:style-name="P6">1)CreateSprite che crea lo sprite utilizzando il bitmap che gli viene fornito, ridimensionandolo e spostandolo a seconda dei dati forniti.</text:p>
      <text:p text:style-name="P6">2)Draw che non è altro che un metodo che semplicizza il disegno di uno Sprite datogli in pasto, richiamando le opportune funzioni.</text:p>
      <text:p text:style-name="P6">3)Redraw si occupa del ridisegno di ogni sprite dopo che è avvenuto un ridimensionamento qualsiasi della finestra, questo metodo è fondamentale in quanto abbiamo voluto rendere tutto il più scalabile possibile.</text:p>
      <text:p text:style-name="P6"/>
      <text:p text:style-name="P6"><draw:frame draw:style-name="fr3" draw:name="immagini4" text:anchor-type="paragraph" svg:x="2.76cm" svg:y="0.041cm" svg:width="11.03cm" svg:height="7.1cm" draw:z-index="4"><draw:image xlink:href="Pictures/2000008F00002B1800001BBC84AACD9DB838EE6C.svm" xlink:type="simple" xlink:show="embed" xlink:actuate="onLoad"/></draw:frame><text:soft-page-break/></text:p>
      <text:p text:style-name="P6">Sprite infine, è dotata di una classe interna statica, chiamata SpriteHelper, il cui unico scopo è definire se due sprite datogli in pasto stanno collidendo e in particolare in quale parte lo stanno facend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Classe Block</text:p>
      <text:p text:style-name="P2"><draw:frame draw:style-name="fr2" draw:name="immagini5" text:anchor-type="paragraph" svg:width="7.758cm" svg:height="6.442cm" draw:z-index="5"><draw:image xlink:href="Pictures/200000A900001E4D0000192AA9C88E707BFFC975.svm" xlink:type="simple" xlink:show="embed" xlink:actuate="onLoad"/></draw:frame></text:p>
      <text:p text:style-name="P6">La classe Block implementa la classe precedente, ovvero Sprite, <text:s/>tuttavia ha anche i campi BlockLife che è un'intero generato in modo casuale grazie al Random RandomLife, l'intero InitialLife che serve a sapere quanto aggiungere al punteggio dell'utente quando il blocco viene distrutto, ed infine Texture, che non è altro che un Bitmap indispensabile per renderizzare il Block ad ogni ciclo, e viene cambiata a seconda della vita (BlockLife) rimanente.</text:p>
      <text:p text:style-name="P6"/>
      <text:p text:style-name="P6">Il metodo Block serve ad inizializzare un Block, non è altro che il costruttore.</text:p>
      <text:p text:style-name="P6"/>
      <text:p text:style-name="P6">TextureSwitcher è un metodo indispensabile che appunto assegna a Texture il suo bitmap corrispondente, richiamato ogni qual volta un blocco viene inizializzato o colpi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oft-page-break/>Classe Playground</text:p>
      <text:p text:style-name="P8"><draw:frame draw:style-name="fr2" draw:name="immagini6" text:anchor-type="paragraph" svg:width="10.176cm" svg:height="4.574cm" draw:z-index="6"><draw:image xlink:href="Pictures/200000A1000027BF000011DD1B2482FBA332A57A.svm" xlink:type="simple" xlink:show="embed" xlink:actuate="onLoad"/></draw:frame></text:p>
      <text:p text:style-name="P8">Questa classe deriva da Sprite, e aggiunge anch'essa il campo Texture (di tipo Bitmap)che servirà a mantenere in memoria quale risorsa utilizzare ad ogni inizializzazione e resize.</text:p>
      <text:p text:style-name="P8"/>
      <text:p text:style-name="P8">Anch'essa ha un Costruttore Playground utilizzato per inizializzare la classe.</text:p>
      <text:p text:style-name="P8"/>
      <text:p text:style-name="P8"/>
      <text:p text:style-name="P8"/>
      <text:p text:style-name="P3">Classe Music</text:p>
      <text:p text:style-name="P3"/>
      <text:p text:style-name="P3"><text:tab/></text:p>
      <text:p text:style-name="P3"/>
      <text:p text:style-name="P11">Questa classe serve a implementare i sottofondi musicali ha un campo BackgroundMusic <text:span text:style-name="T1">di tipo SoundPlayer (un riproduttore musicale messo a disposizione dalla libreria System.Media) e 4 metodi : </text:span></text:p>
      <text:p text:style-name="P11"/>
      <text:p text:style-name="P12">Dispose_Music() questo metodo fermera’ la musica e dopo ne fara’ il dispose per una chiusura corretta del file musicale.</text:p>
      <text:p text:style-name="P11"/>
      <text:p text:style-name="P12">Game() questo metodo assegnera’ automaticamente alla variabile backgroundmusic la musica che dovra’ essere ripetuta in loop durante il gioco e ne avviera’ la riproduzione.</text:p>
      <text:p text:style-name="P8"/>
      <text:p text:style-name="P9">GameOver() <text:span text:style-name="T2">questo metodo assegnera’ automaticamente alla variabile backgroundmusic la musica che dovra’ essere ripetuta in loop durante il GameOver e ne avviera’ la riproduzione.</text:span></text:p>
      <text:p text:style-name="P12"/>
      <text:p text:style-name="P12">Menu() questo metodo assegnera’ automaticamente alla variabile backgroundmusic la musica che dovra’ essere ripetuta in loop durante il Menu e ne avviera’ la riproduzione.</text:p>
      <text:p text:style-name="P8"/>
      <text:p text:style-name="P8"/>
      <text:p text:style-name="P8"/>
      <text:p text:style-name="P8"/>
      <text:p text:style-name="P4">MenuButton</text:p>
      <text:p text:style-name="P4"/>
      <text:p text:style-name="P13">La classe MenuButton estende la classe Button messa a disposizione dalla libreria window.form.</text:p>
      <text:p text:style-name="P13">Contiene un campo privato di tipo Myfont nominato _fonts e 3 metodi.</text:p>
      <text:p text:style-name="P13"/>
      <text:p text:style-name="P13">MenuButton() e’ il costruttore di questa classe, costruisce il bottone con la grafica da noi desiderata</text:p>
      <text:p text:style-name="P13"/>
      <text:p text:style-name="P13">MouseHoverButton() e’ un metodo privato <text:span text:style-name="T3">che gestisce gli avvenimenti durante il passaggio del cursore del <text:s/>mouse sopra il bottone</text:span></text:p>
      <text:p text:style-name="P13"/>
      <text:p text:style-name="P14"><text:soft-page-break/>MouseLeaveButton() e’ un metodo privato che gestisce gli avvenimenti scaturiti dallo spostare il cursore del mouse fuori dal bottone</text:p>
      <text:p text:style-name="P13"/>
      <text:p text:style-name="P13"/>
      <text:p text:style-name="P13"/>
      <text:p text:style-name="P13"/>
      <text:p text:style-name="P5">MyFonts</text:p>
      <text:p text:style-name="P8"/>
      <text:p text:style-name="P10">La classe MyFonts contiene un campo di tipo “<text:span text:style-name="T4">enum</text:span>” nominato <text:span text:style-name="T4">Font</text:span>Type <text:span text:style-name="T4">che contiene la lista dei font utilizzabili</text:span> e 4 metodi.</text:p>
      <text:p text:style-name="P15"/>
      <text:p text:style-name="P16">MyFonts(FontType thisFontType) costruttore della classe, prende in input il tipo di font scelto e richiama FontSet.</text:p>
      <text:p text:style-name="P16"/>
      <text:p text:style-name="P16">Private FontSet(FontType thisFontType) Metodo privato che a seconda della scelta, decide quale Font usare.</text:p>
      <text:p text:style-name="P15"/>
      <text:p text:style-name="P15">private void Paragraph() Metodo privato che utilizzato per impostare il Font che andra’ poi utilizzato nei paragrafi.</text:p>
      <text:p text:style-name="P15"/>
      <text:p text:style-name="P16">private void Title() Metodo privato che utilizzato per impostare il Font che andra’ poi utilizzato nei Titoli.</text:p>
      <text:p text:style-name="P16"/>
      <text:p text:style-name="P16"/>
      <text:p text:style-name="P16"/>
      <text:p text:style-name="P24">Container</text:p>
      <text:p text:style-name="P24"/>
      <text:p text:style-name="P17">Form Principale dell’applicazione, gestisce i vari stati del gioco e decide che stato visualizzare e in quale momento.</text:p>
      <text:p text:style-name="P17"/>
      <text:p text:style-name="P17">Contiene 13 Campi e 14 Metodi.</text:p>
      <text:p text:style-name="P17"/>
      <text:p text:style-name="P17"/>
      <text:p text:style-name="P17">Campi :</text:p>
      <text:p text:style-name="P17"/>
      <text:p text:style-name="P17">private bool _again: controlla se il giocatore ha gia’ fatto o meno una partita.</text:p>
      <text:p text:style-name="P17"/>
      <text:p text:style-name="P17">private int _altezzaClient: come suggerisce il nome e’ una variabile utilizzata per andare a leggere l’altezza del client.</text:p>
      <text:p text:style-name="P17"/>
      <text:p text:style-name="P17">private int _altezzaClientIniziale: variabile utilizzata per salvare l’altezza del client prima di un resize, torna utile per poter fare le proporzioni e andare a calcolare la nuova altezza degli elementi interni al form.</text:p>
      <text:p text:style-name="P17"/>
      <text:p text:style-name="P17">private int _lunghezzaClient: come suggerisce il nome e’ una variabile utilizzata per andare a leggere la larghezza del client.</text:p>
      <text:p text:style-name="P8"/>
      <text:p text:style-name="P17">private int _larghezzaClientIniziale: variabile utilizzata per salvare la larghezza del client prima di un resize, torna utile per poter fare le proporzioni e andare a calcolare la nuova larghezza degli elementi interni al form.</text:p>
      <text:p text:style-name="P17"/>
      <text:p text:style-name="P17"/>
      <text:p text:style-name="P17"><text:soft-page-break/>private AudioButtons _audioButton: variabile grafica, comparira’ in tutti i form sottostanti a container serve per dare all’utente la possibilita’ di disabilitare la musica.</text:p>
      <text:p text:style-name="P17"/>
      <text:p text:style-name="P17">private bool _audioOnOff: variabile booleana che va a leggere lo stato dell’audio ( se e’ attivo o disattivo)</text:p>
      <text:p text:style-name="P17"/>
      <text:p text:style-name="P18">private Music _music: variabile contenente la musica de gioco</text:p>
      <text:p text:style-name="P17"/>
      <text:p text:style-name="P17">private Panel _gamePanels: pannello privato del container, andra’ a contenere i vari form sottostanti.</text:p>
      <text:p text:style-name="P17"/>
      <text:p text:style-name="P17">private Menu _menu: Form sottostante al container contenente il menu iniziale dell’applicazione.</text:p>
      <text:p text:style-name="P17"/>
      <text:p text:style-name="P17">private Game _game: Form sottostante al container contentente il gioco dell’applicazione.</text:p>
      <text:p text:style-name="P17"/>
      <text:p text:style-name="P17">private GameOver: Form sottostante al container contente la schermata di GameOver dell’applicazione.</text:p>
      <text:p text:style-name="P17"/>
      <text:p text:style-name="P18">private HighScore _highscore: variabile utilizzata per creare un Xml contenente gli score del gioco.</text:p>
      <text:p text:style-name="P18"/>
      <text:p text:style-name="P18"/>
      <text:p text:style-name="P18">Metodi:</text:p>
      <text:p text:style-name="P18"/>
      <text:p text:style-name="P18">private void Audio(object sender, EventArgs e) </text:p>
      <text:p text:style-name="P18"><text:tab/>Questo metodo serve a cambiare lo stato dell’audio, quando viene richiamato, se la musica <text:tab/>e’ nello stato di riproduzione la ferma, se e’ ferma la imposta nello stato di riproduzione.</text:p>
      <text:p text:style-name="P18"/>
      <text:p text:style-name="P18">private void ButtonAudioSet()</text:p>
      <text:p text:style-name="P18"><text:tab/>Questo metodo imposta i parametri grafici riguardanti il bottone dell audio.</text:p>
      <text:p text:style-name="P18"/>
      <text:p text:style-name="P18">private <text:span text:style-name="T5">void </text:span>Container2_load(object sender, EventArgs e) </text:p>
      <text:p text:style-name="P18"><text:tab/>Questo metodo viene lanciato all’avvio del Container, sceglie lo stato iniziale <text:tab/>dell’applicazione tra gli stati disponibili(Menu,Game,Gameover).</text:p>
      <text:p text:style-name="P18"/>
      <text:p text:style-name="P19">private <text:span text:style-name="T5">void ContainerFormClosing</text:span>(object sender, EventArgs e) </text:p>
      <text:p text:style-name="P19"><text:tab/><text:span text:style-name="T5">Questo metodo si assicura che l applicazione venga terminata in modo giusto.</text:span></text:p>
      <text:p text:style-name="P19"/>
      <text:p text:style-name="P20">private void ContinueToMenu<text:span text:style-name="T6">(object sender, EventArgs e) </text:span></text:p>
      <text:p text:style-name="P20"><text:tab/>Questo metodo gestisce il passaggio da uno stato qualsiasi allo stato Menu.</text:p>
      <text:p text:style-name="P20"/>
      <text:p text:style-name="P20">private void DisposeAll()</text:p>
      <text:p text:style-name="P20"><text:tab/>Questo metodo e’ stato creato per assicurarsi la pulizia dell’applicazione al passaggio da uno <text:tab/>stato all’altro.</text:p>
      <text:p text:style-name="P20"/>
      <text:p text:style-name="P20">private void initializeForm(Form form)</text:p>
      <text:p text:style-name="P20"><text:tab/>Questo metodo prende in input un form e lo inizializza facendolo adattare al container.</text:p>
      <text:p text:style-name="P20"/>
      <text:p text:style-name="P20">private void inizializeGame()</text:p>
      <text:p text:style-name="P20"><text:tab/>Questo metodo inizializza una nuova istanza di gioco.</text:p>
      <text:p text:style-name="P20"/>
      <text:p text:style-name="P20">private void initializeGameOver()</text:p>
      <text:p text:style-name="P20"><text:tab/>Questo metodo inizializza una nuova istanza di gameover.</text:p>
      <text:p text:style-name="P20"><text:soft-page-break/>private void initializeGamePanel()</text:p>
      <text:p text:style-name="P20"><text:tab/>Questo metodo iniziliazza i pannello che andra’ poi a contenere i vari stati del gioco.</text:p>
      <text:p text:style-name="P20"/>
      <text:p text:style-name="P20">private void initializeMenu()</text:p>
      <text:p text:style-name="P20"><text:tab/>Questo metodo inizializza una nuova istanta di menu.</text:p>
      <text:p text:style-name="P20"/>
      <text:p text:style-name="P20">private void OnGameOVer()</text:p>
      <text:p text:style-name="P20"><text:tab/>Questo metodo gestisce il passaggio allo stato gameover dell’applicazione.</text:p>
      <text:p text:style-name="P20"/>
      <text:p text:style-name="P20">private void OnSizeChange(Object sender, EventArgs e)</text:p>
      <text:p text:style-name="P20"><text:tab/>Questo metodo fa in modo che gli elementi grafici vengano ridimensionati adeguatamente al <text:tab/>resize della schermata dell’applicazione.</text:p>
      <text:p text:style-name="P20"/>
      <text:p text:style-name="P20">private void StartGame(object sender, EventArgs e)</text:p>
      <text:p text:style-name="P20"><text:tab/>Questo metodo gestisce il passaggio allo stato gioco dell’applicazione.</text:p>
      <text:p text:style-name="P20"/>
      <text:p text:style-name="P20"/>
      <text:p text:style-name="P20"/>
      <text:p text:style-name="P20"/>
      <text:p text:style-name="P20"/>
      <text:p text:style-name="P25">Game</text:p>
      <text:p text:style-name="P25"/>
      <text:p text:style-name="P21">Il Form Game contiene lo stato “gioco” dell’applicaizone.</text:p>
      <text:p text:style-name="P21">Il Form e’ formato da 14 Campi e 13 Metodi.</text:p>
      <text:p text:style-name="P21"/>
      <text:p text:style-name="P21">Campi:</text:p>
      <text:p text:style-name="P21"/>
      <text:p text:style-name="P22">public Playground <text:span text:style-name="T8">MyPlayground</text:span>: Questa variabile <text:span text:style-name="T7">grafica</text:span> imposta lo sfondo del campo da gioco.</text:p>
      <text:p text:style-name="P22"/>
      <text:p text:style-name="P22">public Ball <text:span text:style-name="T8">My</text:span>ball: Questa variabile <text:span text:style-name="T7">grafica</text:span> imposta la pallina che sara’ utilizzata nel gioco.</text:p>
      <text:p text:style-name="P22"/>
      <text:p text:style-name="P22">public float <text:span text:style-name="T8">My</text:span>BallX: Questa variabile ci serve a salvare quando necessario una posizione specifica della pallina nell’asse delle X.</text:p>
      <text:p text:style-name="P22"/>
      <text:p text:style-name="P22">public float <text:span text:style-name="T8">My</text:span>BallY: Questa variabile ci serve a salvare quando necessario una posizione specifica della pallina nell’asse delle Y.</text:p>
      <text:p text:style-name="P22"/>
      <text:p text:style-name="P22">public Thread <text:span text:style-name="T8">My</text:span>GameThread: Questa variabile imposta il Thread <text:span text:style-name="T7">che sara’ utilizzato per lanciare la logica del gioco.</text:span></text:p>
      <text:p text:style-name="P22"/>
      <text:p text:style-name="P23">public Grid <text:span text:style-name="T8">My</text:span>BlockGrid: Questa variabile grafica andra’ a impostare la griglia nella quale andranno posizionati i blocchi.</text:p>
      <text:p text:style-name="P23"/>
      <text:p text:style-name="P23">public <text:span text:style-name="T8">My</text:span>Racket racchetta: Questa variabile grafica imposta la racchetta del gioco che l utente andra’ a utilizzare per colpire la pallina.</text:p>
      <text:p text:style-name="P23"/>
      <text:p text:style-name="P23">public Label <text:span text:style-name="T8">My</text:span>Score: Questa variabile di tipo grafico verra’ utilizzata per far conoscere lo score attuale all’utente.</text:p>
      <text:p text:style-name="P23"/>
      <text:p text:style-name="P23">public Life[] <text:span text:style-name="T8">MyLife: Questa variabile di tipo grafico segna <text:s/>visivamente all’utente il suo numero di vite rimanenti.</text:span> <text:s text:c="3"/></text:p>
      <text:p text:style-name="P22"/>
      <text:p text:style-name="P21"><text:soft-page-break/></text:p>
      <text:p text:style-name="P43">private bool _myballPointer: variabile di tipo booleano, ci servira’ per segnarci lo stato precedente “followpointer” della pallina.</text:p>
      <text:p text:style-name="P43"/>
      <text:p text:style-name="P43">private GamePause _myGamePause: variabile di tipo grafico che apparira’ nello stato pausa del gioco e fornira’ all utente varie istruzioni.</text:p>
      <text:p text:style-name="P43"/>
      <text:p text:style-name="P43">private Label _myGameTitle: variabili di tipo grafico che indichera’ il nome del gioco.</text:p>
      <text:p text:style-name="P43"/>
      <text:p text:style-name="P43">private Skin _mySkin: variabile di tipo grafico che andra’ a impostare la “Skin” del gioco.</text:p>
      <text:p text:style-name="P8"/>
      <text:p text:style-name="P8"/>
      <text:p text:style-name="P43">Metodi:</text:p>
      <text:p text:style-name="P43"/>
      <text:p text:style-name="P43">private void life_init(): <text:span text:style-name="T9">Questa funzione inizializza graficamente il numero<text:tab/> di vite disponibili per l utente.</text:span></text:p>
      <text:p text:style-name="P43"/>
      <text:p text:style-name="P44">private void LifeEnd(): Questa funzione setta la visibilita’ del gioco uguale a false quando si perde l ultima vita.</text:p>
      <text:p text:style-name="P44"/>
      <text:p text:style-name="P44">public void on_resize<text:span text:style-name="T10">(</text:span><text:span text:style-name="T18">int</text:span><text:span text:style-name="T10"> li, </text:span><text:span text:style-name="T18">int</text:span><text:span text:style-name="T10"> hi, </text:span><text:span text:style-name="T18">int</text:span><text:span text:style-name="T10"> l, </text:span><text:span text:style-name="T18">int</text:span><text:span text:style-name="T10"> h): questa funzione reimposta la grafica al resize della finestra.</text:span></text:p>
      <text:p text:style-name="P44"><text:span text:style-name="T10"/></text:p>
      <text:p text:style-name="P44"><text:span text:style-name="T10">public void Pause(): Questa funzione blocca il gioco e mostra la schermata di pausa.</text:span></text:p>
      <text:p text:style-name="P44"><text:span text:style-name="T10"/></text:p>
      <text:p text:style-name="P44"><text:span text:style-name="T10">public ThrowBall(): Questa funzione permette all utente di lanciare la pallina</text:span></text:p>
      <text:p text:style-name="P44"><text:span text:style-name="T10"/></text:p>
      <text:p text:style-name="P45"><text:span text:style-name="T10">public void OnLoad</text:span><text:span text:style-name="T11">(): Questa funzione inizializza il Form game.</text:span></text:p>
      <text:p text:style-name="P45"><text:span text:style-name="T11"/></text:p>
      <text:p text:style-name="P55"><text:span text:style-name="T14">private void form1KeyPress</text:span><text:span text:style-name="T11">(</text:span><text:span text:style-name="T18">object</text:span><text:span text:style-name="T10"> sender, </text:span><text:span text:style-name="T19">KeyPressEventArgs</text:span><text:span text:style-name="T10"> e): </text:span><text:span text:style-name="T14">Funzione che gestisce gli eventi al premere dei tasti da tastiera </text:span></text:p>
      <text:p text:style-name="P55"><text:span text:style-name="T14"/></text:p>
      <text:p text:style-name="P56"><text:span text:style-name="T15">private </text:span><text:span text:style-name="T16">void</text:span><text:span text:style-name="T15"> GameTitleSet(): setta </text:span><text:span text:style-name="T16">le impostazioni del label del titolo di gioco.</text:span></text:p>
      <text:p text:style-name="P56"><text:span text:style-name="T16"/></text:p>
      <text:p text:style-name="P57"><text:span text:style-name="T15">private void init_grid(): setta la griglia dove andranno impostati i blocchi.</text:span></text:p>
      <text:p text:style-name="P57"><text:span text:style-name="T15"/></text:p>
      <text:p text:style-name="P57"><text:span text:style-name="T15">private void ScoreSet(): setta le impostazioni del label che mostra lo score di gioco.</text:span></text:p>
      <text:p text:style-name="P57"><text:span text:style-name="T15"/></text:p>
      <text:p text:style-name="P57"><text:span text:style-name="T15">private void Starter(): <text:s/>inizializza i settaggi iniziali del gioco.</text:span></text:p>
      <text:p text:style-name="P57"><text:span text:style-name="T15"/></text:p>
      <text:p text:style-name="P57"><text:span text:style-name="T15"/></text:p>
      <text:p text:style-name="P8"/>
      <text:p text:style-name="P8"/>
      <text:p text:style-name="P59">GameOver</text:p>
      <text:p text:style-name="P58"/>
      <text:p text:style-name="P62">Il Form Game<text:span text:style-name="T22">Over</text:span> contiene lo stato “g<text:span text:style-name="T22">ameOver</text:span>” dell’applicaizone.</text:p>
      <text:p text:style-name="P62">Il Form e’ formato da <text:span text:style-name="T20">5</text:span> Campi e <text:span text:style-name="T20">6</text:span> Metodi.</text:p>
      <text:p text:style-name="P62"/>
      <text:p text:style-name="P64">Campi :</text:p>
      <text:p text:style-name="P64"/>
      <text:p text:style-name="P64">public MenuButton Continue: variabile di tipo grafico che rappresenta il bottone “continue” della schermata di gameover;</text:p>
      <text:p text:style-name="P64"/>
      <text:p text:style-name="P64">public TextBox TextBox: variabile di tipo grafico che lascia all utente uno spazio dove inserire il nickname.</text:p>
      <text:p text:style-name="P64"/>
      <text:p text:style-name="P65"><text:soft-page-break/>Private Label _nickname: Variabile di tipo grafico che mostra a schermo la scritta “nickname” che indichera’ all utente dove inserire il proprio nome.</text:p>
      <text:p text:style-name="P65"/>
      <text:p text:style-name="P65">private Bitmap _backgroundimage: Variabile di tipo grafico che andra’ a impostare lo sfondo della schermata di gameOver.</text:p>
      <text:p text:style-name="P65"/>
      <text:p text:style-name="P65">Private MyFonts _fonts: variabile che andra’ a settare il font che verra’ utilizzato nella schermata di GameOver.</text:p>
      <text:p text:style-name="P65"/>
      <text:p text:style-name="P65">Metodi:</text:p>
      <text:p text:style-name="P65"/>
      <text:p text:style-name="P65">public void Cleaner(): funzione che fa il dispose dei vari elementi presenti nel form GameOver.</text:p>
      <text:p text:style-name="P65"/>
      <text:p text:style-name="P65">public void on_resize(): funzione che verra’ chiamata al ridimensionamento della finestra <text:span text:style-name="T29">d</text:span>i GameOver, resiza tutti gli elementi interni al form.</text:p>
      <text:p text:style-name="P65"/>
      <text:p text:style-name="P72"><text:span text:style-name="T17">private void GameOver_Load</text:span><text:span text:style-name="T10">(</text:span><text:span text:style-name="T18">object</text:span><text:span text:style-name="T10"> sender, </text:span><text:span text:style-name="T19">EventArgs</text:span><text:span text:style-name="T10"> e)</text:span><text:span text:style-name="T17">: funzione che viene richiamata all avvio del form.</text:span></text:p>
      <text:p text:style-name="P65"/>
      <text:p text:style-name="P65">private void Starter(): funzione che inizializza i componenti interni al form.</text:p>
      <text:p text:style-name="P65"/>
      <text:p text:style-name="P65">Private void TextBox_Click<text:span text:style-name="T21">(</text:span><text:span text:style-name="T18">object</text:span><text:span text:style-name="T21"> sender, </text:span><text:span text:style-name="T19">EventArgs</text:span><text:span text:style-name="T21"> e): funzione che rimuove eventuali scritte presenti nella textbox.</text:span></text:p>
      <text:p text:style-name="P60"/>
      <text:p text:style-name="P60"/>
      <text:p text:style-name="P61">Menu</text:p>
      <text:p text:style-name="P63">Il Form <text:span text:style-name="T22">Menu</text:span> contiene lo stato “<text:span text:style-name="T22">Menu</text:span>” dell’applicaizone.</text:p>
      <text:p text:style-name="P66">Il form Menu contiene 1<text:span text:style-name="T28">0</text:span> campi e 1<text:span text:style-name="T28">1</text:span> Metodi.</text:p>
      <text:p text:style-name="P66"/>
      <text:p text:style-name="P66">Campi:</text:p>
      <text:p text:style-name="P66"/>
      <text:p text:style-name="P66">private MenuButton _help: <text:span text:style-name="T24">variabile di tipo grafico che rappresenta il bottone “</text:span><text:span text:style-name="T23">Help</text:span><text:span text:style-name="T24">” della schermata di </text:span><text:span text:style-name="T23">Menu</text:span><text:span text:style-name="T24">.</text:span></text:p>
      <text:p text:style-name="P66"><text:span text:style-name="T24"/></text:p>
      <text:p text:style-name="P66">private MenuButton _highscore: <text:span text:style-name="T24">variabile di tipo grafico che rappresenta il bottone “</text:span><text:span text:style-name="T23">HighScore</text:span><text:span text:style-name="T24">” della schermata di </text:span><text:span text:style-name="T23">Menu</text:span><text:span text:style-name="T24">.</text:span></text:p>
      <text:p text:style-name="P66"><text:span text:style-name="T24"/></text:p>
      <text:p text:style-name="P67"><text:span text:style-name="T23">private Instruction _intructions: variabile grafica che verra’ utilizzata per mostrare le istruzioni di gioco all utente.</text:span></text:p>
      <text:p text:style-name="P67"><text:span text:style-name="T23"/></text:p>
      <text:p text:style-name="P67"><text:span text:style-name="T23">private readonly Panel _menuPanel: Pannello che conterra’ in se i vari bottoni di gioco.</text:span></text:p>
      <text:p text:style-name="P67"><text:span text:style-name="T23"/></text:p>
      <text:p text:style-name="P67"><text:span text:style-name="T23">public MenuButton Start: </text:span><text:span text:style-name="T24">variabile di tipo grafico che rappresenta il bottone “</text:span><text:span text:style-name="T25">HighScore</text:span><text:span text:style-name="T24">” della schermata di </text:span><text:span text:style-name="T25">Menu</text:span><text:span text:style-name="T24">.</text:span></text:p>
      <text:p text:style-name="P67"><text:span text:style-name="T24"/></text:p>
      <text:p text:style-name="P67"><text:span text:style-name="T27">pr</text:span><text:span text:style-name="T23">ivate Bitmap _backgroundImage: </text:span><text:span text:style-name="T26">Variabile di tipo grafico che andra’ a impostare lo sfondo della schermata di </text:span><text:span text:style-name="T27">Menu</text:span><text:span text:style-name="T26">.</text:span></text:p>
      <text:p text:style-name="P67"><text:span text:style-name="T26"/></text:p>
      <text:p text:style-name="P68"><text:span text:style-name="T27">p</text:span><text:span text:style-name="T23">rivate HighscorePanel </text:span><text:span text:style-name="T27">_highScorePanel: </text:span><text:span text:style-name="T23">variabile grafica che verra’ utilizzata per mostrare </text:span><text:span text:style-name="T27">gli highscore</text:span><text:span text:style-name="T23"> di gioco all utente.</text:span></text:p>
      <text:p text:style-name="P68"><text:span text:style-name="T23"/></text:p>
      <text:p text:style-name="P69"><text:span text:style-name="T23">Private PictureBox _logo: variabile di tipo grafico che contiene il logo del gioco.</text:span></text:p>
      <text:p text:style-name="P69"><text:soft-page-break/><text:span text:style-name="T23">Private bool _showhighscore: booleana che controlla se in questo momento si e’ nella schermata highscore.</text:span></text:p>
      <text:p text:style-name="P69"><text:span text:style-name="T23"/></text:p>
      <text:p text:style-name="P70">Metodi:</text:p>
      <text:p text:style-name="P70"/>
      <text:p text:style-name="P70">public bool Cleaner(): funzione che fa il dispose dei vari elementi interni al <text:span text:style-name="T29">form Menu e controlla se l utente stava dentro la schermata di istruzioni.</text:span></text:p>
      <text:p text:style-name="P70"/>
      <text:p text:style-name="P71">Public void on_resize(int l, int h): <text:span text:style-name="T26">funzione che verra’ chiamata al ridimensionamento della finestra </text:span><text:span text:style-name="T23">d</text:span><text:span text:style-name="T26">i </text:span><text:span text:style-name="T23">Menu</text:span><text:span text:style-name="T26">, resiza tutti gli elementi interni al form.</text:span></text:p>
      <text:p text:style-name="P66"/>
      <text:p text:style-name="P46">Public void help_KeyPress(object sender, keyPressEventArgs e): funzione che imposta gli eventi alla pressione dei tasti su tastiera.</text:p>
      <text:p text:style-name="P46"/>
      <text:p text:style-name="P46">Private <text:span text:style-name="T30">void</text:span> <text:span text:style-name="T10">MenuLoad(</text:span><text:span text:style-name="T18">object</text:span><text:span text:style-name="T10"> sender, </text:span><text:span text:style-name="T19">EventArgs</text:span><text:span text:style-name="T10"> e): funzione lanciata alla creazione del menu per inizializarne poi gli elementi.</text:span></text:p>
      <text:p text:style-name="P46"><text:span text:style-name="T10"/></text:p>
      <text:p text:style-name="P46"><text:span text:style-name="T10">Private </text:span><text:span text:style-name="T12">void </text:span><text:span text:style-name="T13">ControlsAdder(): funzione aggiunge al form i vari elementi.</text:span></text:p>
      <text:p text:style-name="P46"><text:span text:style-name="T13"/></text:p>
      <text:p text:style-name="P47"><text:span text:style-name="T10">Private void CreateLogo(): funzione che crea il logo del gioco.</text:span></text:p>
      <text:p text:style-name="P47"><text:span text:style-name="T10"/></text:p>
      <text:p text:style-name="P47"><text:span text:style-name="T10">Private void CreatePanel(): funzione che andra’ a creare il panello che conterra’ i <text:s/>bottoni del gioco.</text:span></text:p>
      <text:p text:style-name="P47"><text:span text:style-name="T10"/></text:p>
      <text:p text:style-name="P47"><text:span text:style-name="T10">Private Show_highscore(): funzione che andra’ a mostrare gli highscore di gioco.</text:span></text:p>
      <text:p text:style-name="P47"><text:span text:style-name="T10"/></text:p>
      <text:p text:style-name="P47"><text:span text:style-name="T10">Private Show_istruction(): funzione che andra’ a mostrare all’utente le istruzioni di gioco.</text:span></text:p>
      <text:p text:style-name="P47"><text:span text:style-name="T10"/></text:p>
      <text:p text:style-name="P47"><text:span text:style-name="T10">Private void starter(): funzione che andra’ a inizializzare gli elementi interni al menu.</text:span></text:p>
      <text:p text:style-name="P47"><text:span text:style-name="T10"/></text:p>
      <text:p text:style-name="P8"/>
      <text:p text:style-name="P8"/>
      <text:p text:style-name="P49"/>
      <text:p text:style-name="P35">Classe <text:span text:style-name="T31">GamePause</text:span></text:p>
      <text:p text:style-name="P35"/>
      <text:p text:style-name="P50">Questa sottoclasse espande la classe <text:span text:style-name="T32">Panel</text:span> andando a creare una label specifica che mostrera’ la pausa di gioco.</text:p>
      <text:p text:style-name="P36"/>
      <text:p text:style-name="P52">Questa sottoclasse si puo’ suddividere nella parte del titolo che conterra’ la variabile Label _title con il font associato e la parte del paragrafo che conterra’ la variabile Label _paragraph <text:span text:style-name="T33">con relativo font associato ai paragrafi.</text:span></text:p>
      <text:p text:style-name="P35"/>
      <text:p text:style-name="P8"/>
      <text:p text:style-name="P8"/>
      <text:p text:style-name="P8"/>
      <text:p text:style-name="P8"/>
      <text:p text:style-name="P38">Classe HighscoresPanel</text:p>
      <text:p text:style-name="P8"/>
      <text:p text:style-name="P51">Questa sottoclasse espande la classe <text:span text:style-name="T32">Panel</text:span> andando a creare una label specifica che mostrera’ <text:span text:style-name="T33">gli highscore </text:span>di gioco.</text:p>
      <text:p text:style-name="P37"/>
      <text:p text:style-name="P53">Questa sottoclasse <text:span text:style-name="T33">come la sottoclasse GamePause</text:span> si puo’ suddividere nella parte del titolo che conterra’ la variabile Label _title con il font associato e la parte del paragrafo che conterra’ la variabile Label _paragraph <text:span text:style-name="T33">con relativo font associato ai paragrafi.</text:span></text:p>
      <text:p text:style-name="P53"><text:soft-page-break/></text:p>
      <text:p text:style-name="P38">Classe Instruction</text:p>
      <text:p text:style-name="P48"/>
      <text:p text:style-name="P51">Questa sottoclasse espande la classe <text:span text:style-name="T32">Panel</text:span> andando a creare una label specifica che mostrera’ <text:span text:style-name="T33">gli highscore </text:span>di gioco.</text:p>
      <text:p text:style-name="P37"/>
      <text:p text:style-name="P54"><text:span text:style-name="T34">Questa sottoclasse </text:span><text:span text:style-name="T35">come la sottoclasse GamePause</text:span><text:span text:style-name="T34"> si puo’ suddividere nella parte del titolo che conterra’ la variabile Label _title con il font associato e la parte del paragrafo che conterra’ la variabile Label _paragraph </text:span><text:span text:style-name="T35">con relativo font associato ai paragrafi.</text:span></text:p>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7" style:display-name="RTF_Num 7">
      <text:list-level-style-number text:level="1" text:style-name="RTF_5f_Num_20_7_20_1" style:num-suffix="." style:num-format="1">
        <style:list-level-properties text:space-before="0.635cm" text:min-label-width="0.635cm"/>
      </text:list-level-style-number>
      <text:list-level-style-number text:level="2" text:style-name="RTF_5f_Num_20_7_20_2" style:num-suffix="." style:num-format="1">
        <style:list-level-properties text:space-before="1.27cm" text:min-label-width="0.635cm"/>
      </text:list-level-style-number>
      <text:list-level-style-number text:level="3" text:style-name="RTF_5f_Num_20_7_20_3" style:num-suffix="." style:num-format="1">
        <style:list-level-properties text:space-before="1.905cm" text:min-label-width="0.635cm"/>
      </text:list-level-style-number>
      <text:list-level-style-number text:level="4" text:style-name="RTF_5f_Num_20_7_20_4" style:num-suffix="." style:num-format="1">
        <style:list-level-properties text:space-before="2.54cm" text:min-label-width="0.635cm"/>
      </text:list-level-style-number>
      <text:list-level-style-number text:level="5" text:style-name="RTF_5f_Num_20_7_20_5" style:num-suffix="." style:num-format="1">
        <style:list-level-properties text:space-before="3.175cm" text:min-label-width="0.635cm"/>
      </text:list-level-style-number>
      <text:list-level-style-number text:level="6" text:style-name="RTF_5f_Num_20_7_20_6" style:num-suffix="." style:num-format="1">
        <style:list-level-properties text:space-before="3.81cm" text:min-label-width="0.635cm"/>
      </text:list-level-style-number>
      <text:list-level-style-number text:level="7" text:style-name="RTF_5f_Num_20_7_20_7" style:num-suffix="." style:num-format="1">
        <style:list-level-properties text:space-before="4.445cm" text:min-label-width="0.635cm"/>
      </text:list-level-style-number>
      <text:list-level-style-number text:level="8" text:style-name="RTF_5f_Num_20_7_20_8" style:num-suffix="." style:num-format="1">
        <style:list-level-properties text:space-before="5.08cm" text:min-label-width="0.635cm"/>
      </text:list-level-style-number>
      <text:list-level-style-number text:level="9" text:style-name="RTF_5f_Num_20_7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space-before="0.635cm" text:min-label-width="0.635cm"/>
      </text:list-level-style-number>
      <text:list-level-style-number text:level="2" text:style-name="RTF_5f_Num_20_6_20_2" style:num-suffix="." style:num-format="1">
        <style:list-level-properties text:space-before="1.27cm" text:min-label-width="0.635cm"/>
      </text:list-level-style-number>
      <text:list-level-style-number text:level="3" text:style-name="RTF_5f_Num_20_6_20_3" style:num-suffix="." style:num-format="1">
        <style:list-level-properties text:space-before="1.905cm" text:min-label-width="0.635cm"/>
      </text:list-level-style-number>
      <text:list-level-style-number text:level="4" text:style-name="RTF_5f_Num_20_6_20_4" style:num-suffix="." style:num-format="1">
        <style:list-level-properties text:space-before="2.54cm" text:min-label-width="0.635cm"/>
      </text:list-level-style-number>
      <text:list-level-style-number text:level="5" text:style-name="RTF_5f_Num_20_6_20_5" style:num-suffix="." style:num-format="1">
        <style:list-level-properties text:space-before="3.175cm" text:min-label-width="0.635cm"/>
      </text:list-level-style-number>
      <text:list-level-style-number text:level="6" text:style-name="RTF_5f_Num_20_6_20_6" style:num-suffix="." style:num-format="1">
        <style:list-level-properties text:space-before="3.81cm" text:min-label-width="0.635cm"/>
      </text:list-level-style-number>
      <text:list-level-style-number text:level="7" text:style-name="RTF_5f_Num_20_6_20_7" style:num-suffix="." style:num-format="1">
        <style:list-level-properties text:space-before="4.445cm" text:min-label-width="0.635cm"/>
      </text:list-level-style-number>
      <text:list-level-style-number text:level="8" text:style-name="RTF_5f_Num_20_6_20_8" style:num-suffix="." style:num-format="1">
        <style:list-level-properties text:space-before="5.08cm" text:min-label-width="0.635cm"/>
      </text:list-level-style-number>
      <text:list-level-style-number text:level="9" text:style-name="RTF_5f_Num_20_6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text:start-value="3">
        <style:list-level-properties text:space-before="0.635cm" text:min-label-width="0.635cm"/>
      </text:list-level-style-number>
      <text:list-level-style-number text:level="2" text:style-name="RTF_5f_Num_20_5_20_2" style:num-format="1" text:start-value="0" text:display-levels="2">
        <style:list-level-properties text:space-before="1.27cm" text:min-label-width="0.635cm"/>
      </text:list-level-style-number>
      <text:list-level-style-number text:level="3" text:style-name="RTF_5f_Num_20_5_20_3" style:num-suffix="." style:num-format="1" text:display-levels="3">
        <style:list-level-properties text:space-before="1.905cm" text:min-label-width="0.635cm"/>
      </text:list-level-style-number>
      <text:list-level-style-number text:level="4" text:style-name="RTF_5f_Num_20_5_20_4" style:num-suffix="." style:num-format="1" text:display-levels="4">
        <style:list-level-properties text:space-before="2.54cm" text:min-label-width="0.635cm"/>
      </text:list-level-style-number>
      <text:list-level-style-number text:level="5" text:style-name="RTF_5f_Num_20_5_20_5" style:num-suffix="." style:num-format="1" text:display-levels="5">
        <style:list-level-properties text:space-before="3.175cm" text:min-label-width="0.635cm"/>
      </text:list-level-style-number>
      <text:list-level-style-number text:level="6" text:style-name="RTF_5f_Num_20_5_20_6" style:num-suffix="." style:num-format="1" text:display-levels="6">
        <style:list-level-properties text:space-before="3.81cm" text:min-label-width="0.635cm"/>
      </text:list-level-style-number>
      <text:list-level-style-number text:level="7" text:style-name="RTF_5f_Num_20_5_20_7" style:num-suffix="." style:num-format="1" text:display-levels="7">
        <style:list-level-properties text:space-before="4.445cm" text:min-label-width="0.635cm"/>
      </text:list-level-style-number>
      <text:list-level-style-number text:level="8" text:style-name="RTF_5f_Num_20_5_20_8" style:num-suffix="." style:num-format="1" text:display-levels="8">
        <style:list-level-properties text:space-before="5.08cm" text:min-label-width="0.635cm"/>
      </text:list-level-style-number>
      <text:list-level-style-number text:level="9" text:style-name="RTF_5f_Num_20_5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3">
        <style:list-level-properties text:space-before="0.635cm" text:min-label-width="0.635cm"/>
      </text:list-level-style-number>
      <text:list-level-style-number text:level="2" text:style-name="RTF_5f_Num_20_4_20_2" style:num-format="1" text:display-levels="2">
        <style:list-level-properties text:space-before="1.27cm" text:min-label-width="0.635cm"/>
      </text:list-level-style-number>
      <text:list-level-style-number text:level="3" text:style-name="RTF_5f_Num_20_4_20_3" style:num-suffix="." style:num-format="1" text:display-levels="3">
        <style:list-level-properties text:space-before="1.905cm" text:min-label-width="0.635cm"/>
      </text:list-level-style-number>
      <text:list-level-style-number text:level="4" text:style-name="RTF_5f_Num_20_4_20_4" style:num-suffix="." style:num-format="1" text:display-levels="4">
        <style:list-level-properties text:space-before="2.54cm" text:min-label-width="0.635cm"/>
      </text:list-level-style-number>
      <text:list-level-style-number text:level="5" text:style-name="RTF_5f_Num_20_4_20_5" style:num-suffix="." style:num-format="1" text:display-levels="5">
        <style:list-level-properties text:space-before="3.175cm" text:min-label-width="0.635cm"/>
      </text:list-level-style-number>
      <text:list-level-style-number text:level="6" text:style-name="RTF_5f_Num_20_4_20_6" style:num-suffix="." style:num-format="1" text:display-levels="6">
        <style:list-level-properties text:space-before="3.81cm" text:min-label-width="0.635cm"/>
      </text:list-level-style-number>
      <text:list-level-style-number text:level="7" text:style-name="RTF_5f_Num_20_4_20_7" style:num-suffix="." style:num-format="1" text:display-levels="7">
        <style:list-level-properties text:space-before="4.445cm" text:min-label-width="0.635cm"/>
      </text:list-level-style-number>
      <text:list-level-style-number text:level="8" text:style-name="RTF_5f_Num_20_4_20_8" style:num-suffix="." style:num-format="1" text:display-levels="8">
        <style:list-level-properties text:space-before="5.08cm" text:min-label-width="0.635cm"/>
      </text:list-level-style-number>
      <text:list-level-style-number text:level="9" text:style-name="RTF_5f_Num_20_4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text:start-value="3">
        <style:list-level-properties text:space-before="0.635cm" text:min-label-width="0.635cm"/>
      </text:list-level-style-number>
      <text:list-level-style-number text:level="2" text:style-name="RTF_5f_Num_20_3_20_2" style:num-format="1" text:start-value="2" text:display-levels="2">
        <style:list-level-properties text:space-before="1.27cm" text:min-label-width="0.635cm"/>
      </text:list-level-style-number>
      <text:list-level-style-number text:level="3" text:style-name="RTF_5f_Num_20_3_20_3" style:num-suffix="." style:num-format="1" text:display-levels="3">
        <style:list-level-properties text:space-before="1.905cm" text:min-label-width="0.635cm"/>
      </text:list-level-style-number>
      <text:list-level-style-number text:level="4" text:style-name="RTF_5f_Num_20_3_20_4" style:num-suffix="." style:num-format="1" text:display-levels="4">
        <style:list-level-properties text:space-before="2.54cm" text:min-label-width="0.635cm"/>
      </text:list-level-style-number>
      <text:list-level-style-number text:level="5" text:style-name="RTF_5f_Num_20_3_20_5" style:num-suffix="." style:num-format="1" text:display-levels="5">
        <style:list-level-properties text:space-before="3.175cm" text:min-label-width="0.635cm"/>
      </text:list-level-style-number>
      <text:list-level-style-number text:level="6" text:style-name="RTF_5f_Num_20_3_20_6" style:num-suffix="." style:num-format="1" text:display-levels="6">
        <style:list-level-properties text:space-before="3.81cm" text:min-label-width="0.635cm"/>
      </text:list-level-style-number>
      <text:list-level-style-number text:level="7" text:style-name="RTF_5f_Num_20_3_20_7" style:num-suffix="." style:num-format="1" text:display-levels="7">
        <style:list-level-properties text:space-before="4.445cm" text:min-label-width="0.635cm"/>
      </text:list-level-style-number>
      <text:list-level-style-number text:level="8" text:style-name="RTF_5f_Num_20_3_20_8" style:num-suffix="." style:num-format="1" text:display-levels="8">
        <style:list-level-properties text:space-before="5.08cm" text:min-label-width="0.635cm"/>
      </text:list-level-style-number>
      <text:list-level-style-number text:level="9" text:style-name="RTF_5f_Num_20_3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suffix="." style:num-format="1" text:start-value="3">
        <style:list-level-properties text:space-before="0.635cm" text:min-label-width="0.635cm"/>
      </text:list-level-style-number>
      <text:list-level-style-number text:level="2" text:style-name="RTF_5f_Num_20_2_20_2" style:num-format="1" text:start-value="3" text:display-levels="2">
        <style:list-level-properties text:space-before="1.27cm" text:min-label-width="0.635cm"/>
      </text:list-level-style-number>
      <text:list-level-style-number text:level="3" text:style-name="RTF_5f_Num_20_2_20_3" style:num-suffix="." style:num-format="1" text:display-levels="3">
        <style:list-level-properties text:space-before="1.905cm" text:min-label-width="0.635cm"/>
      </text:list-level-style-number>
      <text:list-level-style-number text:level="4" text:style-name="RTF_5f_Num_20_2_20_4" style:num-suffix="." style:num-format="1" text:display-levels="4">
        <style:list-level-properties text:space-before="2.54cm" text:min-label-width="0.635cm"/>
      </text:list-level-style-number>
      <text:list-level-style-number text:level="5" text:style-name="RTF_5f_Num_20_2_20_5" style:num-suffix="." style:num-format="1" text:display-levels="5">
        <style:list-level-properties text:space-before="3.175cm" text:min-label-width="0.635cm"/>
      </text:list-level-style-number>
      <text:list-level-style-number text:level="6" text:style-name="RTF_5f_Num_20_2_20_6" style:num-suffix="." style:num-format="1" text:display-levels="6">
        <style:list-level-properties text:space-before="3.81cm" text:min-label-width="0.635cm"/>
      </text:list-level-style-number>
      <text:list-level-style-number text:level="7" text:style-name="RTF_5f_Num_20_2_20_7" style:num-suffix="." style:num-format="1" text:display-levels="7">
        <style:list-level-properties text:space-before="4.445cm" text:min-label-width="0.635cm"/>
      </text:list-level-style-number>
      <text:list-level-style-number text:level="8" text:style-name="RTF_5f_Num_20_2_20_8" style:num-suffix="." style:num-format="1" text:display-levels="8">
        <style:list-level-properties text:space-before="5.08cm" text:min-label-width="0.635cm"/>
      </text:list-level-style-number>
      <text:list-level-style-number text:level="9" text:style-name="RTF_5f_Num_20_2_20_9" style:num-suffix="."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45M52S</meta:editing-duration>
    <meta:editing-cycles>24</meta:editing-cycles>
    <meta:generator>LibreOffice/5.1.3.2$Windows_X86_64 LibreOffice_project/644e4637d1d8544fd9f56425bd6cec110e49301b</meta:generator>
    <dc:date>2016-06-23T18:25:12.712000000</dc:date>
    <meta:document-statistic meta:table-count="0" meta:image-count="7" meta:object-count="0" meta:page-count="19" meta:paragraph-count="259" meta:word-count="4419" meta:character-count="29253" meta:non-whitespace-character-count="25016"/>
    <meta:user-defined meta:name="Info 1"/>
    <meta:user-defined meta:name="Info 2"/>
    <meta:user-defined meta:name="Info 3"/>
    <meta:user-defined meta:name="Info 4"/>
  </office:meta>
</office:document-meta>
</file>